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2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officeooo:paragraph-rsid="02a56131"/>
    </style:style>
    <style:style style:name="P11" style:family="paragraph" style:parent-style-name="Header">
      <style:paragraph-properties fo:text-align="start" style:justify-single-word="false"/>
      <style:text-properties officeooo:paragraph-rsid="0211dd7e"/>
    </style:style>
    <style:style style:name="P12" style:family="paragraph" style:parent-style-name="Header">
      <style:paragraph-properties fo:text-align="start" style:justify-single-word="false"/>
      <style:text-properties officeooo:paragraph-rsid="0289fb01"/>
    </style:style>
    <style:style style:name="P13" style:family="paragraph" style:parent-style-name="Header">
      <style:paragraph-properties fo:text-align="center" style:justify-single-word="false"/>
      <style:text-properties officeooo:paragraph-rsid="00ab054e"/>
    </style:style>
    <style:style style:name="P14" style:family="paragraph" style:parent-style-name="Header">
      <style:paragraph-properties fo:text-align="center" style:justify-single-word="false"/>
      <style:text-properties officeooo:paragraph-rsid="00c10aa6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Header">
      <style:paragraph-properties fo:margin-left="0cm" fo:margin-right="0cm" fo:text-indent="0cm" style:auto-text-indent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5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58" style:family="paragraph" style:parent-style-name="Footer">
      <style:text-properties officeooo:rsid="00178920" officeooo:paragraph-rsid="00178920"/>
    </style:style>
    <style:style style:name="P59" style:family="paragraph" style:parent-style-name="Footer">
      <style:text-properties officeooo:paragraph-rsid="004274bc"/>
    </style:style>
    <style:style style:name="P60" style:family="paragraph" style:parent-style-name="Footer">
      <style:text-properties officeooo:paragraph-rsid="02a682f9"/>
    </style:style>
    <style:style style:name="P61" style:family="paragraph" style:parent-style-name="Footer">
      <style:text-properties officeooo:paragraph-rsid="0096b4e2"/>
    </style:style>
    <style:style style:name="P62" style:family="paragraph" style:parent-style-name="Footer">
      <style:text-properties officeooo:rsid="001f8a2d" officeooo:paragraph-rsid="00bd36bc"/>
    </style:style>
    <style:style style:name="P63" style:family="paragraph" style:parent-style-name="Footer">
      <style:text-properties officeooo:rsid="001f8a2d" officeooo:paragraph-rsid="002b33ed"/>
    </style:style>
    <style:style style:name="P64" style:family="paragraph" style:parent-style-name="Footer">
      <style:text-properties officeooo:rsid="0096b4e2" officeooo:paragraph-rsid="0096b4e2"/>
    </style:style>
    <style:style style:name="P65" style:family="paragraph" style:parent-style-name="Footer">
      <style:text-properties officeooo:rsid="011350d1" officeooo:paragraph-rsid="011350d1"/>
    </style:style>
    <style:style style:name="P66" style:family="paragraph" style:parent-style-name="Footer">
      <style:text-properties officeooo:paragraph-rsid="00c384cf"/>
    </style:style>
    <style:style style:name="P67" style:family="paragraph" style:parent-style-name="Footer">
      <style:paragraph-properties fo:text-align="start" style:justify-single-word="false"/>
      <style:text-properties officeooo:paragraph-rsid="0211dd7e"/>
    </style:style>
    <style:style style:name="P68" style:family="paragraph" style:parent-style-name="Footer">
      <style:paragraph-properties fo:text-align="start" style:justify-single-word="false"/>
      <style:text-properties officeooo:paragraph-rsid="00d4df5c"/>
    </style:style>
    <style:style style:name="P69" style:family="paragraph" style:parent-style-name="Footer">
      <style:text-properties officeooo:rsid="0242edd8" officeooo:paragraph-rsid="0242edd8"/>
    </style:style>
    <style:style style:name="P70" style:family="paragraph" style:parent-style-name="Footer">
      <style:text-properties officeooo:paragraph-rsid="008d016c"/>
    </style:style>
    <style:style style:name="P71" style:family="paragraph" style:parent-style-name="Footer">
      <style:text-properties officeooo:paragraph-rsid="010f7046"/>
    </style:style>
    <style:style style:name="P72" style:family="paragraph" style:parent-style-name="Footer">
      <style:text-properties officeooo:paragraph-rsid="01120261"/>
    </style:style>
    <style:style style:name="P73" style:family="paragraph" style:parent-style-name="Footer">
      <style:paragraph-properties fo:text-align="end" style:justify-single-word="false"/>
      <style:text-properties officeooo:paragraph-rsid="00d4df5c"/>
    </style:style>
    <style:style style:name="P74" style:family="paragraph" style:parent-style-name="Footer">
      <style:text-properties officeooo:paragraph-rsid="00d4df5c"/>
    </style:style>
    <style:style style:name="P75" style:family="paragraph" style:parent-style-name="Footer">
      <style:text-properties officeooo:paragraph-rsid="00863005"/>
    </style:style>
    <style:style style:name="P76" style:family="paragraph" style:parent-style-name="Footer">
      <style:text-properties officeooo:paragraph-rsid="00a59a60"/>
    </style:style>
    <style:style style:name="P77" style:family="paragraph" style:parent-style-name="Footer">
      <style:text-properties officeooo:paragraph-rsid="002aa84d"/>
    </style:style>
    <style:style style:name="P78" style:family="paragraph" style:parent-style-name="Footer">
      <style:text-properties officeooo:paragraph-rsid="030c4d7d"/>
    </style:style>
    <style:style style:name="P79" style:family="paragraph" style:parent-style-name="Footer">
      <style:text-properties officeooo:paragraph-rsid="00d8520c"/>
    </style:style>
    <style:style style:name="P80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2" style:family="paragraph" style:parent-style-name="_5f_Footer_20_page_20_impaire_20__28_D_29_"/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Header_20_G_20_page_20_impaire_20__28_D_29_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remier_5f_Titre_5f_Exercices_5f_avec_5f_Num_5f_Exo_5f_sans_5f_Titre" style:master-page-name="_37__5f_2_5f_SERIE_5f_G_5f_GAUCHE_5f_ET_5f_DROITE_5f_2COL">
      <style:paragraph-properties style:page-number="266" fo:break-before="auto" fo:break-after="auto"/>
    </style:style>
    <style:style style:name="P10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text-align="center"/>
    </style:style>
    <style:style style:name="P11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d7e12c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7fb241"/>
    </style:style>
    <style:style style:name="P117" style:family="paragraph">
      <loext:graphic-properties draw:fill="solid" draw:fill-color="#1ca2b8"/>
    </style:style>
    <style:style style:name="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62e4e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21" style:family="paragraph">
      <style:paragraph-properties fo:margin-left="0cm" fo:margin-right="0cm" fo:margin-top="0cm" fo:margin-bottom="0cm" fo:line-height="100%" fo:text-indent="0cm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2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25" style:family="paragraph">
      <loext:graphic-properties draw:fill="solid" draw:fill-color="#0000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26" style:family="paragraph">
      <style:paragraph-properties fo:margin-left="0cm" fo:margin-right="0cm" fo:margin-top="0cm" fo:margin-bottom="0cm" fo:line-height="100%" fo:text-indent="0cm" style:writing-mode="lr-tb"/>
    </style:style>
    <style:style style:name="P1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33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P13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officeooo:rsid="00b6801f"/>
    </style:style>
    <style:style style:name="T2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4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5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6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7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8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9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10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11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12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13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14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15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16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17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18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19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20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21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22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23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24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25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26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27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28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29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30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31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32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33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34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35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36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37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38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39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40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41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42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43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44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45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46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47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48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49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50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51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52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53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54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55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56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57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58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59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60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61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62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63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64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65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66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67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68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69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70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71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72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73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officeooo:rsid="00990660"/>
    </style:style>
    <style:style style:name="T77" style:family="text">
      <style:text-properties fo:font-variant="small-caps" officeooo:rsid="0054f64f"/>
    </style:style>
    <style:style style:name="T78" style:family="text">
      <style:text-properties fo:font-variant="small-caps" officeooo:rsid="00b5d2d1"/>
    </style:style>
    <style:style style:name="T79" style:family="text">
      <style:text-properties fo:font-variant="small-caps" officeooo:rsid="00b6801f"/>
    </style:style>
    <style:style style:name="T80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81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82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83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84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85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86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87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88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89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90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91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92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93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94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95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96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97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9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9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0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0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0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0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0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0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0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0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08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109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110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111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112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113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114" style:family="text">
      <style:text-properties fo:font-variant="small-caps" officeooo:rsid="007d7a6f"/>
    </style:style>
    <style:style style:name="T115" style:family="text">
      <style:text-properties fo:font-variant="small-caps" officeooo:rsid="0096b4e2"/>
    </style:style>
    <style:style style:name="T116" style:family="text">
      <style:text-properties fo:font-variant="small-caps" officeooo:rsid="00a847d5"/>
    </style:style>
    <style:style style:name="T11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18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1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20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2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22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23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24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25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6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7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8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9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30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31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32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13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13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136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137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138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13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14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141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14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143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44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45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46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47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48" style:family="text">
      <style:text-properties fo:font-variant="small-caps" fo:color="#9d0f89" loext:opacity="100%" style:font-name="Bitstream Vera Sans5" fo:font-size="16pt" fo:font-weight="bold" officeooo:rsid="01a13e78"/>
    </style:style>
    <style:style style:name="T149" style:family="text">
      <style:text-properties officeooo:rsid="009e3fdd"/>
    </style:style>
    <style:style style:name="T150" style:family="text">
      <style:text-properties officeooo:rsid="00b5d2d1"/>
    </style:style>
    <style:style style:name="T151" style:family="text">
      <style:text-properties officeooo:rsid="00a59037"/>
    </style:style>
    <style:style style:name="T152" style:family="text">
      <style:text-properties officeooo:rsid="0096b4e2"/>
    </style:style>
    <style:style style:name="T153" style:family="text">
      <style:text-properties officeooo:rsid="0032e83a"/>
    </style:style>
    <style:style style:name="T154" style:family="text">
      <style:text-properties officeooo:rsid="002b33ed"/>
    </style:style>
    <style:style style:name="T155" style:family="text">
      <style:text-properties officeooo:rsid="008d016c"/>
    </style:style>
    <style:style style:name="T156" style:family="text">
      <style:text-properties officeooo:rsid="01fe03f2"/>
    </style:style>
    <style:style style:name="T157" style:family="text">
      <style:text-properties officeooo:rsid="010c4d3a"/>
    </style:style>
    <style:style style:name="T158" style:family="text">
      <style:text-properties fo:font-size="16pt" style:font-size-asian="16pt" style:font-size-complex="16pt"/>
    </style:style>
    <style:style style:name="T159" style:family="text">
      <style:text-properties officeooo:rsid="01f8729d"/>
    </style:style>
    <style:style style:name="T160" style:family="text">
      <style:text-properties officeooo:rsid="01b6dc57"/>
    </style:style>
    <style:style style:name="T161" style:family="text">
      <style:text-properties officeooo:rsid="015f088a"/>
    </style:style>
    <style:style style:name="T162" style:family="text">
      <style:text-properties officeooo:rsid="0160d7ef"/>
    </style:style>
    <style:style style:name="T163" style:family="text">
      <style:text-properties officeooo:rsid="02735980"/>
    </style:style>
    <style:style style:name="T164" style:family="text">
      <style:text-properties officeooo:rsid="02757f12"/>
    </style:style>
    <style:style style:name="T165" style:family="text">
      <style:text-properties officeooo:rsid="0272f9e5"/>
    </style:style>
    <style:style style:name="T166" style:family="text">
      <style:text-properties officeooo:rsid="026ec296"/>
    </style:style>
    <style:style style:name="T167" style:family="text">
      <style:text-properties officeooo:rsid="0268e0aa"/>
    </style:style>
    <style:style style:name="T168" style:family="text">
      <style:text-properties officeooo:rsid="0072f07f"/>
    </style:style>
    <style:style style:name="T16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70" style:family="text">
      <style:text-properties officeooo:rsid="014407b5"/>
    </style:style>
    <style:style style:name="T171" style:family="text">
      <style:text-properties officeooo:rsid="00a59a60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officeooo:rsid="0334a5be"/>
    </style:style>
    <style:style style:name="T178" style:family="text">
      <style:text-properties officeooo:rsid="0315af39"/>
    </style:style>
    <style:style style:name="T179" style:family="text">
      <style:text-properties officeooo:rsid="00a4cf55"/>
    </style:style>
    <style:style style:name="T180" style:family="text"/>
    <style:style style:name="T18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83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84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0000" loext:opacity="100%" style:text-outline="false" style:text-line-through-style="none" style:text-line-through-type="none" style:font-name="Bitstream Vera Sans5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413cm" fo:min-width="0.21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style:run-through="foreground"/>
    </style:style>
    <style:style style:name="gr22" style:family="graphic">
      <style:graphic-properties draw:stroke="solid" draw:stroke-dash="Dashed_20__28_var_29__20_6299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6300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6301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6302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auto-grow-height="true" draw:auto-grow-width="true" fo:min-height="0.413cm" fo:min-width="0.28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41cm" svg:stroke-color="#d3802c" draw:marker-start="" draw:marker-start-width="0.224cm" draw:marker-start-center="false" draw:marker-end="" draw:marker-end-width="0.224cm" draw:marker-end-center="false" draw:fill="solid" draw:fill-color="#0000ff" draw:opacity="0%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3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stroke-dash="Dashed_20__28_var_29__20_6287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46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draw:stroke-dash="Dashed_20__28_var_29__20_6321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45cm" fo:min-width="0.29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draw:stroke-dash="Dashed_20__28_var_29__20_6322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46cm" fo:min-width="0.1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Dashed_20__28_var_29__20_6323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48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solid" draw:stroke-dash="Dashed_20__28_var_29__20_6325" svg:stroke-width="0.041cm" svg:stroke-color="#1ca2b8" draw:marker-start="" draw:marker-start-width="0.231cm" draw:marker-start-center="false" draw:marker-end="" draw:marker-end-width="0.231cm" draw:marker-end-center="false" draw:fill="solid" draw:fill-color="#ff3300" draw:opacity="50%" draw:textarea-horizontal-align="justify" draw:textarea-vertical-align="middle" draw:auto-grow-height="false" fo:min-height="0cm" fo:min-width="0cm" fo:padding-top="0.148cm" fo:padding-bottom="0.148cm" fo:padding-left="0.27cm" fo:padding-right="0.27cm" draw:shadow="hidden" draw:shadow-offset-x="0.3cm" draw:shadow-offset-y="0.3cm" draw:shadow-color="#808080" draw:shadow-opacity="50%" style:run-through="foreground"/>
    </style:style>
    <style:style style:name="gr37" style:family="graphic">
      <style:graphic-properties draw:stroke="none" draw:stroke-dash="Dashed_20__28_var_29__20_6332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8" style:family="graphic">
      <style:graphic-properties draw:stroke="solid" draw:stroke-dash="Dashed_20__28_var_29__20_6330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6329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6328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6331" svg:stroke-width="0.041cm" svg:stroke-color="#1ca2b8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none" draw:stroke-dash="Dashed_20__28_var_29__20_6324" svg:stroke-width="0.041cm" svg:stroke-color="#1ca2b8" draw:marker-start="" draw:marker-start-width="0.302cm" draw:marker-start-center="false" draw:marker-end="" draw:marker-end-width="0.302cm" draw:marker-end-center="false" draw:fill="none" draw:fill-color="#ffffff" draw:textarea-horizontal-align="justify" draw:auto-grow-height="true" draw:auto-grow-width="true" fo:min-height="0.448cm" fo:min-width="0.28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solid" svg:stroke-width="0.03cm" svg:stroke-color="#ff33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fo:margin-left="0.4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solid" svg:stroke-width="0.041cm" svg:stroke-color="#ff660d" draw:marker-start="" draw:marker-start-width="0.362cm" draw:marker-start-center="false" draw:marker-end="" draw:marker-end-width="0.362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solid" svg:stroke-width="0.019cm" svg:stroke-color="#000000" draw:marker-start="" draw:marker-start-width="0.302cm" draw:marker-start-center="false" draw:marker-end="" draw:marker-end-width="0.302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2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25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31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36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horizontal-align="left" draw:auto-grow-width="true" fo:min-height="0.413cm" fo:min-width="0.2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7" draw:name="Shape2_0" draw:style-name="gr18" draw:text-style-name="P120" svg:width="3.918cm" svg:height="1.031cm" draw:transform="rotate (0.0876155284501153) translate (0.137583333333333cm 0.342194444444444cm)">
        <draw:text-box>
          <text:p text:style-name="P109"><text:span text:style-name="T182">Fiche supplémentaire</text:span></text:p>
        </draw:text-box>
      </draw:frame>
      <draw:line text:anchor-type="page" text:anchor-page-number="1" draw:z-index="2" draw:name="Shape3_5" draw:style-name="gr56" draw:text-style-name="P109" svg:x1="12.077cm" svg:y1="1.464cm" svg:x2="21.995cm" svg:y2="1.408cm">
        <text:p/>
      </draw:line>
      <draw:frame text:anchor-type="page" text:anchor-page-number="1" draw:z-index="1" draw:name="Shape2_1" draw:style-name="gr57" draw:text-style-name="P115" svg:width="2.701cm" svg:height="0.715cm" draw:transform="rotate (0.0876155284501153) translate (1.13594444444444cm 1.38288888888889cm)">
        <draw:text-box>
          <text:p text:style-name="P109"><text:span text:style-name="T181">Série 2</text:span></text:p>
        </draw:text-box>
      </draw:frame>
      <draw:path text:anchor-type="page" text:anchor-page-number="1" draw:z-index="0" draw:name="Shape1_3" draw:style-name="gr58" draw:text-style-name="P117" svg:width="4.329cm" svg:height="2.24cm" svg:x="0cm" svg:y="0.02cm" svg:viewBox="0 0 4330 2241" svg:d="M0 2241l3984-288c209-15 363-168 345-342l-170-1611h-4159z">
        <text:p/>
      </draw:path>
      <text:list xml:id="list3349425257" text:style-name="_5f_Numérotation_20_des_20_exercices">
        <text:list-item text:start-value="1">
          <text:h text:style-name="P107" text:outline-level="1" text:restart-numbering="true" text:start-value="1"><text:span text:style-name="_5f_Caractères">Observe la figure ci-dessous et complète les phrases suivantes : </text:span></text:h>
        </text:list-item>
      </text:list>
      <text:h text:style-name="_5f_Paragraphe" text:outline-level="1"><draw:g text:anchor-type="char" draw:z-index="3" draw:name="Shape41" draw:style-name="gr47"><draw:line draw:style-name="gr48" draw:text-style-name="P134" svg:x1="1.972cm" svg:y1="0.337cm" svg:x2="4.477cm" svg:y2="3.369cm"><text:p/></draw:line><draw:frame draw:style-name="gr49" draw:text-style-name="P135" svg:width="0.503cm" svg:height="0.414cm" draw:transform="rotate (0.0368264472170803) translate (2.20309722222222cm 0.174625cm)"><draw:text-box><text:p text:style-name="P121"><text:span text:style-name="T187">(d)</text:span></text:p></draw:text-box></draw:frame><draw:line draw:style-name="gr50" draw:text-style-name="P134" svg:x1="1.637cm" svg:y1="2.608cm" svg:x2="1.741cm" svg:y2="2.735cm"><text:p/></draw:line><draw:line draw:style-name="gr50" draw:text-style-name="P134" svg:x1="4.265cm" svg:y1="0.441cm" svg:x2="4.37cm" svg:y2="0.566cm"><text:p/></draw:line><draw:line draw:style-name="gr50" draw:text-style-name="P134" svg:x1="1.695cm" svg:y1="2.676cm" svg:x2="4.325cm" svg:y2="0.501cm"><text:p/></draw:line><draw:line draw:style-name="gr50" draw:text-style-name="P134" svg:x1="2.971cm" svg:y1="2.316cm" svg:x2="3.075cm" svg:y2="2.443cm"><text:p/></draw:line><draw:line draw:style-name="gr50" draw:text-style-name="P134" svg:x1="3.727cm" svg:y1="1.684cm" svg:x2="3.832cm" svg:y2="1.811cm"><text:p/></draw:line><draw:line draw:style-name="gr50" draw:text-style-name="P134" svg:x1="2.286cm" svg:y1="3.653cm" svg:x2="2.389cm" svg:y2="3.78cm"><text:p/></draw:line><draw:line draw:style-name="gr50" draw:text-style-name="P134" svg:x1="5.17cm" svg:y1="1.27cm" svg:x2="5.274cm" svg:y2="1.397cm"><text:p/></draw:line><draw:line draw:style-name="gr50" draw:text-style-name="P134" svg:x1="3.018cm" svg:y1="2.375cm" svg:x2="3.775cm" svg:y2="1.748cm"><text:p/></draw:line><draw:line draw:style-name="gr50" draw:text-style-name="P134" svg:x1="2.339cm" svg:y1="3.717cm" svg:x2="5.223cm" svg:y2="1.333cm"><text:p/></draw:line><draw:line draw:style-name="gr50" draw:text-style-name="P134" svg:x1="2.613cm" svg:y1="1.351cm" svg:x2="2.853cm" svg:y2="1.151cm"><text:p/></draw:line><draw:line draw:style-name="gr50" draw:text-style-name="P134" svg:x1="2.681cm" svg:y1="1.196cm" svg:x2="2.782cm" svg:y2="1.321cm"><text:p/></draw:line><draw:line draw:style-name="gr50" draw:text-style-name="P134" svg:x1="3.235cm" svg:y1="3.624cm" svg:x2="3.338cm" svg:y2="3.749cm"><text:p/></draw:line><draw:line draw:style-name="gr50" draw:text-style-name="P134" svg:x1="4.953cm" svg:y1="2.189cm" svg:x2="5.06cm" svg:y2="2.313cm"><text:p/></draw:line><draw:line draw:style-name="gr50" draw:text-style-name="P134" svg:x1="3.279cm" svg:y1="3.683cm" svg:x2="5.005cm" svg:y2="2.256cm"><text:p/></draw:line><draw:line draw:style-name="gr50" draw:text-style-name="P134" svg:x1="2.293cm" svg:y1="2.032cm" svg:x2="2.312cm" svg:y2="2.295cm"><text:p/></draw:line><draw:line draw:style-name="gr50" draw:text-style-name="P134" svg:x1="3.57cm" svg:y1="1.808cm" svg:x2="3.584cm" svg:y2="2.003cm"><text:p/></draw:line><draw:line draw:style-name="gr50" draw:text-style-name="P134" svg:x1="2.974cm" svg:y1="3.056cm" svg:x2="2.995cm" svg:y2="3.319cm"><text:p/></draw:line><draw:line draw:style-name="gr50" draw:text-style-name="P134" svg:x1="3.062cm" svg:y1="2.989cm" svg:x2="3.082cm" svg:y2="3.251cm"><text:p/></draw:line><draw:line draw:style-name="gr50" draw:text-style-name="P134" svg:x1="4.488cm" svg:y1="2.54cm" svg:x2="4.509cm" svg:y2="2.803cm"><text:p/></draw:line><draw:line draw:style-name="gr50" draw:text-style-name="P134" svg:x1="4.565cm" svg:y1="2.473cm" svg:x2="4.586cm" svg:y2="2.735cm"><text:p/></draw:line><draw:line draw:style-name="gr50" draw:text-style-name="P134" svg:x1="4.646cm" svg:y1="2.406cm" svg:x2="4.666cm" svg:y2="2.67cm"><text:p/></draw:line><draw:line draw:style-name="gr50" draw:text-style-name="P134" svg:x1="4.304cm" svg:y1="1.98cm" svg:x2="4.325cm" svg:y2="2.242cm"><text:p/></draw:line><draw:line draw:style-name="gr50" draw:text-style-name="P134" svg:x1="4.378cm" svg:y1="1.92cm" svg:x2="4.399cm" svg:y2="2.182cm"><text:p/></draw:line><draw:line draw:style-name="gr50" draw:text-style-name="P134" svg:x1="3.6cm" svg:y1="3.288cm" svg:x2="3.62cm" svg:y2="3.552cm"><text:p/></draw:line><draw:line draw:style-name="gr50" draw:text-style-name="P134" svg:x1="3.676cm" svg:y1="3.228cm" svg:x2="3.697cm" svg:y2="3.491cm"><text:p/></draw:line><draw:line draw:style-name="gr50" draw:text-style-name="P134" svg:x1="3.75cm" svg:y1="3.168cm" svg:x2="3.771cm" svg:y2="3.428cm"><text:p/></draw:line><draw:line draw:style-name="gr50" draw:text-style-name="P134" svg:x1="3.482cm" svg:y1="1.898cm" svg:x2="3.677cm" svg:y2="1.935cm"><text:p/></draw:line><draw:rect draw:style-name="gr51" draw:text-style-name="P136" svg:width="0.168cm" svg:height="0.17cm" draw:transform="skewX (-0.0104719755119659) rotate (-0.88941978681631) translate (3.03388888888889cm 1.35290277777778cm)"><text:p/></draw:rect><draw:rect draw:style-name="gr51" draw:text-style-name="P136" svg:width="0.167cm" svg:height="0.167cm" draw:transform="rotate (-0.882787535658732) translate (3.28965277777778cm 1.93498611111111cm)"><text:p/></draw:rect><draw:rect draw:style-name="gr51" draw:text-style-name="P136" svg:width="0.168cm" svg:height="0.172cm" draw:transform="skewX (-0.020594885173533) rotate (-0.88941978681631) translate (3.80294444444444cm 2.286cm)"><text:p/></draw:rect><draw:frame draw:style-name="gr52" draw:text-style-name="P135" svg:width="0.257cm" svg:height="0.414cm" draw:transform="rotate (0.0417133691226645) translate (4.42206944444444cm 0.141111111111111cm)"><draw:text-box><text:p text:style-name="P121"><text:span text:style-name="T187">B</text:span></text:p></draw:text-box></draw:frame><draw:frame draw:style-name="gr53" draw:text-style-name="P135" svg:width="0.316cm" svg:height="0.414cm" draw:transform="rotate (0.0392699081698724) translate (3.88408333333333cm 1.38288888888889cm)"><draw:text-box><text:p text:style-name="P121"><text:span text:style-name="T187">E</text:span></text:p></draw:text-box></draw:frame><draw:frame draw:style-name="gr54" draw:text-style-name="P135" svg:width="0.369cm" svg:height="0.414cm" draw:transform="rotate (0.0383972435438753) translate (5.334cm 1.00894444444444cm)"><draw:text-box><text:p text:style-name="P121"><text:span text:style-name="T187">G</text:span></text:p></draw:text-box></draw:frame><draw:frame draw:style-name="gr54" draw:text-style-name="P135" svg:width="0.369cm" svg:height="0.414cm" draw:transform="rotate (0.04310963252426) translate (5.10293055555556cm 1.93675cm)"><draw:text-box><text:p text:style-name="P121"><text:span text:style-name="T187">K</text:span></text:p></draw:text-box></draw:frame><draw:frame draw:style-name="gr54" draw:text-style-name="P135" svg:width="0.369cm" svg:height="0.414cm" draw:transform="rotate (0.04310963252426) translate (2.91394444444444cm 3.698875cm)"><draw:text-box><text:p text:style-name="P121"><text:span text:style-name="T187">H</text:span></text:p></draw:text-box></draw:frame><draw:frame draw:style-name="gr55" draw:text-style-name="P135" svg:width="0.223cm" svg:height="0.414cm" draw:transform="rotate (0.0396189740202713) translate (1.98790277777778cm 3.70063888888889cm)"><draw:text-box><text:p text:style-name="P121"><text:span text:style-name="T187">F</text:span></text:p></draw:text-box></draw:frame><draw:frame draw:style-name="gr54" draw:text-style-name="P135" svg:width="0.369cm" svg:height="0.414cm" draw:transform="rotate (0.04310963252426) translate (2.64406944444444cm 2.37066666666667cm)"><draw:text-box><text:p text:style-name="P121"><text:span text:style-name="T187">D</text:span></text:p></draw:text-box></draw:frame><draw:frame draw:style-name="gr54" draw:text-style-name="P135" svg:width="0.369cm" svg:height="0.414cm" draw:transform="rotate (0.04310963252426) translate (1.31938888888889cm 2.682875cm)"><draw:text-box><text:p text:style-name="P121"><text:span text:style-name="T187">A</text:span></text:p></draw:text-box></draw:frame><draw:frame draw:style-name="gr54" draw:text-style-name="P135" svg:width="0.369cm" svg:height="0.414cm" draw:transform="rotate (0.0382227106186758) translate (2.71991666666667cm 0.672041666666667cm)"><draw:text-box><text:p text:style-name="P121"><text:span text:style-name="T187">C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8573648525233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Le point </text:span><text:span text:style-name="_5f_pointillés_20_gris">…… </text:span><text:span text:style-name="_5f_Caractères">est le symétrique du point </text:span><text:span text:style-name="_5f_pointillés_20_gris">…… </text:span><text:span text:style-name="_5f_Caractères">par rapport à l’axe (d).</text:span></text:p>
            </text:list-item>
            <text:list-item>
              <text:p text:style-name="_5f_Paragraphe_5f_avec_5f_Num_5f_Question"><text:span text:style-name="_5f_Caractères">Les points </text:span><text:span text:style-name="_5f_pointillés_20_gris">…… </text:span><text:span text:style-name="_5f_Caractères">et </text:span><text:span text:style-name="_5f_pointillés_20_gris">…… </text:span><text:span text:style-name="_5f_Caractères">sont symétriques par rap­port à la droite (d).</text:span></text:p>
            </text:list-item>
            <text:list-item>
              <text:p text:style-name="_5f_Paragraphe_5f_avec_5f_Num_5f_Question"><text:span text:style-name="_5f_Caractères">On ne peut pas affirmer que les autres points <text:s/>ont un symétrique sur la figure. Pourquoi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list xml:id="list85736130955324" text:continue-numbering="true" text:style-name="_5f_Numérotation_20_des_20_exercices">
        <text:list-item>
          <text:h text:style-name="_5f_Titre_5f_Exercices_5f_sans_5f_Titre" text:outline-level="1"><text:span text:style-name="_5f_Caractères"><text:s/>Construis le point B de façon à ce que la droite (d) soit la médiatrice du segment [AB]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char" draw:z-index="4" draw:name="Shape20" draw:style-name="gr19"><draw:line draw:style-name="gr44" draw:text-style-name="P132" svg:x1="2.047cm" svg:y1="-0.03cm" svg:x2="6.871cm" svg:y2="5.758cm"><text:p/></draw:line><draw:frame draw:style-name="gr45" draw:text-style-name="P133" svg:width="1.325cm" svg:height="0.846cm" svg:x="6.67cm" svg:y="5.122cm"><draw:text-box><text:p text:style-name="P121"><text:span text:style-name="T186">(d)</text:span></text:p></draw:text-box></draw:frame><draw:line draw:style-name="gr44" draw:text-style-name="P132" svg:x1="0.96cm" svg:y1="3.588cm" svg:x2="1.081cm" svg:y2="3.709cm"><text:p/></draw:line><draw:line draw:style-name="gr44" draw:text-style-name="P132" svg:x1="1.082cm" svg:y1="3.588cm" svg:x2="0.959cm" svg:y2="3.706cm"><text:p/></draw:line><draw:frame draw:style-name="gr46" draw:text-style-name="P133" svg:width="0.362cm" svg:height="0.754cm" svg:x="0.962cm" svg:y="3.588cm"><draw:text-box><text:p text:style-name="P121"><text:span text:style-name="T186">A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85735365586925" text:continue-numbering="true" text:style-name="_5f_Numérotation_20_des_20_exercices">
        <text:list-item>
          <text:h text:style-name="_5f_Titre_5f_Exercices_5f_sans_5f_Titre" text:outline-level="1"><text:span text:style-name="_5f_Caractères"><text:s/>Dans un triangle</text:span></text:h>
        </text:list-item>
      </text:list>
      <text:h text:style-name="_5f_Paragraphe" text:outline-level="1"><draw:g text:anchor-type="paragraph" draw:z-index="5" draw:name="Shape21" draw:style-name="gr31"><draw:frame draw:style-name="gr32" draw:text-style-name="P127" svg:width="0.271cm" svg:height="0.447cm" svg:x="2.094cm" svg:y="0.164cm"><draw:text-box><text:p text:style-name="P126"><text:span text:style-name="T184">C</text:span></text:p></draw:text-box></draw:frame><draw:frame draw:style-name="gr33" draw:text-style-name="P127" svg:width="0.292cm" svg:height="0.445cm" svg:x="5.512cm" svg:y="0.949cm"><draw:text-box><text:p text:style-name="P126"><text:span text:style-name="T184">H</text:span></text:p></draw:text-box></draw:frame><draw:frame draw:style-name="gr34" draw:text-style-name="P127" svg:width="0.117cm" svg:height="0.447cm" svg:x="8.608cm" svg:y="2.168cm"><draw:text-box><text:p text:style-name="P126"><text:span text:style-name="T184">I</text:span></text:p></draw:text-box></draw:frame><draw:frame draw:style-name="gr35" draw:text-style-name="P127" svg:width="0.246cm" svg:height="0.449cm" svg:x="5.202cm" svg:y="2.162cm"><draw:text-box><text:p text:style-name="P126"><text:span text:style-name="T184">E</text:span></text:p></draw:text-box></draw:frame><draw:custom-shape draw:style-name="gr36" draw:text-style-name="P128" svg:width="0.274cm" svg:height="0.274cm" draw:transform="skewX (-0.00645771823237898) rotate (-0.236841179495631) translate (5.09058333333333cm 1.27176388888889cm)"><text:p/><draw:enhanced-geometry svg:viewBox="0 0 21600 21600" draw:mirror-horizontal="false" draw:mirror-vertical="false" draw:type="rectangle" draw:enhanced-path="M 0 0 L 21600 0 21600 21600 0 21600 0 0 Z N"/></draw:custom-shape><draw:frame draw:name="DescriptionOOoTep" draw:style-name="gr37" draw:text-style-name="P130" svg:width="0.003cm" svg:height="0.003cm" svg:x="0.044cm" svg:y="2.101cm"><draw:text-box><text:p text:style-name="P129"><text:span text:style-name="T185">@options;</text:span></text:p><text:p text:style-name="P129"><text:span text:style-name="T185"/></text:p><text:p text:style-name="P129"><text:span text:style-name="T185">@figure;</text:span></text:p><text:p text:style-name="P129"><text:span text:style-name="T185"><text:s text:c="2"/></text:span><text:span text:style-name="T185">A = point( -5.27 , 1.2 );</text:span></text:p><text:p text:style-name="P129"><text:span text:style-name="T185"><text:s text:c="2"/></text:span><text:span text:style-name="T185">B = point( -2.03 , 3.63 );</text:span></text:p><text:p text:style-name="P129"><text:span text:style-name="T185"><text:s text:c="2"/></text:span><text:span text:style-name="T185">sAB = segment( A , B );</text:span></text:p><text:p text:style-name="P129"><text:span text:style-name="T185"><text:s text:c="2"/></text:span><text:span text:style-name="T185">C = point( 7.6 , 1.3 );</text:span></text:p><text:p text:style-name="P129"><text:span text:style-name="T185"><text:s text:c="2"/></text:span><text:span text:style-name="T185">sAC = segment( A , C );</text:span></text:p><text:p text:style-name="P129"><text:span text:style-name="T185"><text:s text:c="2"/></text:span><text:span text:style-name="T185">sBC = segment( B , C );</text:span></text:p><text:p text:style-name="P129"><text:span text:style-name="T185"><text:s text:c="2"/></text:span><text:span text:style-name="T185">medBC = mediatrice( B , C );</text:span></text:p><text:p text:style-name="P129"><text:span text:style-name="T185"/></text:p><text:p text:style-name="P129"><text:span text:style-name="T185"/></text:p></draw:text-box></draw:frame><draw:line draw:style-name="gr38" draw:text-style-name="P131" svg:x1="2.219cm" svg:y1="0.582cm" svg:x2="8.505cm" svg:y2="2.102cm"><text:p/></draw:line><draw:line draw:style-name="gr39" draw:text-style-name="P131" svg:x1="0.102cm" svg:y1="2.164cm" svg:x2="8.504cm" svg:y2="2.099cm"><text:p/></draw:line><draw:line draw:style-name="gr40" draw:text-style-name="P131" svg:x1="0.102cm" svg:y1="2.166cm" svg:x2="2.216cm" svg:y2="0.582cm"><text:p/></draw:line><draw:line draw:style-name="gr41" draw:text-style-name="P131" svg:x1="5.637cm" svg:y1="0.214cm" svg:x2="5.052cm" svg:y2="2.634cm"><text:p/></draw:line><draw:frame draw:style-name="gr42" draw:text-style-name="P127" svg:width="0.29cm" svg:height="0.449cm" svg:x="-0.023cm" svg:y="2.162cm"><draw:text-box><text:p text:style-name="P126"><text:span text:style-name="T184">N</text:span></text:p></draw:text-box></draw:frame><draw:line draw:style-name="gr43" draw:text-style-name="P132" svg:x1="3.686cm" svg:y1="0.74cm" svg:x2="3.396cm" svg:y2="1.03cm"><text:p/></draw:line><draw:line draw:style-name="gr43" draw:text-style-name="P132" svg:x1="3.781cm" svg:y1="0.74cm" svg:x2="3.491cm" svg:y2="1.03cm"><text:p/></draw:line><draw:line draw:style-name="gr43" draw:text-style-name="P132" svg:x1="6.589cm" svg:y1="1.42cm" svg:x2="6.299cm" svg:y2="1.71cm"><text:p/></draw:line><draw:line draw:style-name="gr43" draw:text-style-name="P132" svg:x1="6.684cm" svg:y1="1.42cm" svg:x2="6.394cm" svg:y2="1.71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8573532608049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t-on dire de la droite (HE) pour le seg­ment [CI] ? Justifi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list xml:id="list8573538232177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 peut-on dire des longueurs CE et EI ? Justi­fi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list xml:id="list85735862249579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En déduire la nature du triangle CEI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list xml:id="list8573550971799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Trace la droite (d), perpendiculaire à (CI), pas­sant par C. Que dire des droites (d) et (HE) ? Justi­fie.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list xml:id="list85734934290742" text:continue-numbering="true" text:style-name="_5f_Numérotation_20_des_20_exercices">
        <text:list-item>
          <text:h text:style-name="_5f_Titre_5f_Exercices_5f_avec_5f_Titre" text:outline-level="1"><text:span text:style-name="_5f_Caractères_5f_gras"><text:s/>Cas du cerf-volant</text:span></text:h>
        </text:list-item>
      </text:list>
      <text:h text:style-name="_5f_Paragraphe" text:outline-level="1"><draw:g text:anchor-type="char" draw:z-index="6" draw:name="Shape42" draw:style-name="gr19"><draw:frame draw:style-name="gr20" draw:text-style-name="P122" svg:width="0.218cm" svg:height="0.414cm" svg:x="5.486cm" svg:y="0.222cm"><draw:text-box><text:p text:style-name="P121"><text:span text:style-name="T183">P</text:span></text:p></draw:text-box></draw:frame><draw:g draw:style-name="gr21"><draw:line draw:style-name="gr22" draw:text-style-name="P123" svg:x1="6.766cm" svg:y1="0.864cm" svg:x2="6.85cm" svg:y2="1.045cm"><text:p/></draw:line><draw:line draw:style-name="gr23" draw:text-style-name="P123" svg:x1="6.715cm" svg:y1="0.996cm" svg:x2="6.896cm" svg:y2="0.912cm"><text:p/></draw:line></draw:g><draw:g draw:style-name="gr21"><draw:line draw:style-name="gr24" draw:text-style-name="P123" svg:x1="7.113cm" svg:y1="2.004cm" svg:x2="7.095cm" svg:y2="2.204cm"><text:p/></draw:line><draw:line draw:style-name="gr25" draw:text-style-name="P123" svg:x1="7.004cm" svg:y1="2.092cm" svg:x2="7.204cm" svg:y2="2.11cm"><text:p/></draw:line></draw:g><draw:frame draw:style-name="gr26" draw:text-style-name="P122" svg:width="0.228cm" svg:height="0.414cm" svg:x="0.979cm" svg:y="2.288cm"><draw:text-box><text:p text:style-name="P121"><text:span text:style-name="T183">E</text:span></text:p></draw:text-box></draw:frame><draw:frame draw:style-name="gr27" draw:text-style-name="P122" svg:width="0.269cm" svg:height="0.414cm" svg:x="6.073cm" svg:y="2.885cm"><draw:text-box><text:p text:style-name="P121"><text:span text:style-name="T183">N</text:span></text:p></draw:text-box></draw:frame><draw:frame draw:style-name="gr28" draw:text-style-name="P122" svg:width="0.283cm" svg:height="0.414cm" svg:x="8.368cm" svg:y="1.083cm"><draw:text-box><text:p text:style-name="P121"><text:span text:style-name="T183">O</text:span></text:p></draw:text-box></draw:frame><draw:line draw:style-name="gr29" draw:text-style-name="P124" svg:x1="3.3cm" svg:y1="1.517cm" svg:x2="3.475cm" svg:y2="1.69cm"><text:p/></draw:line><draw:line draw:style-name="gr29" draw:text-style-name="P124" svg:x1="3.374cm" svg:y1="1.48cm" svg:x2="3.549cm" svg:y2="1.653cm"><text:p/></draw:line><draw:line draw:style-name="gr29" draw:text-style-name="P124" svg:x1="3.889cm" svg:y1="2.821cm" svg:x2="4.029cm" svg:y2="2.619cm"><text:p/></draw:line><draw:line draw:style-name="gr29" draw:text-style-name="P124" svg:x1="3.799cm" svg:y1="2.818cm" svg:x2="3.939cm" svg:y2="2.616cm"><text:p/></draw:line><draw:polygon draw:style-name="gr30" draw:text-style-name="P125" svg:width="6.956cm" svg:height="2.25cm" svg:x="1.305cm" svg:y="0.633cm" svg:viewBox="0 0 6957 2251" draw:points="0,1881 4268,0 6957,703 4646,2251"><text:p/></draw:polygon></draw:g><text:span text:style-name="_5f_Caractères">EPON est un cerf-volant.</text:span></text:h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Trace le segment [PN].</text:span></text:h>
      <text:h text:style-name="_5f_Paragraphe" text:outline-level="1"><text:span text:style-name="_5f_Caractères">Que représente la droite (EO) pour le segment [PN] ? Justifie.</text:span></text:h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…………………………………………………………………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2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4274bc"/>
    </style:style>
    <style:style style:name="MP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" style:family="paragraph" style:parent-style-name="Header">
      <style:paragraph-properties fo:text-align="start" style:justify-single-word="false"/>
      <style:text-properties officeooo:paragraph-rsid="02a56131"/>
    </style:style>
    <style:style style:name="MP12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3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4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5" style:family="paragraph" style:parent-style-name="_5f_Header_20_G_20_page_20_impaire_20__28_D_29_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P16" style:family="paragraph" style:parent-style-name="Footer">
      <style:text-properties officeooo:paragraph-rsid="02a682f9"/>
    </style:style>
    <style:style style:name="MP17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18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9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20" style:family="paragraph" style:parent-style-name="Footer">
      <style:text-properties officeooo:paragraph-rsid="0096b4e2"/>
    </style:style>
    <style:style style:name="MP2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2" style:family="paragraph" style:parent-style-name="Footer">
      <style:text-properties officeooo:rsid="001f8a2d" officeooo:paragraph-rsid="00bd36bc"/>
    </style:style>
    <style:style style:name="MP2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4" style:family="paragraph" style:parent-style-name="Footer">
      <style:text-properties officeooo:rsid="0096b4e2" officeooo:paragraph-rsid="0096b4e2"/>
    </style:style>
    <style:style style:name="MP25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>
      <loext:graphic-properties draw:fill="solid" draw:fill-color="#1ca2b8"/>
    </style:style>
    <style:style style:name="MP29" style:family="paragraph" style:parent-style-name="Footer">
      <style:text-properties officeooo:rsid="001f8a2d" officeooo:paragraph-rsid="002b33ed"/>
    </style:style>
    <style:style style:name="MP30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1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2" style:family="paragraph" style:parent-style-name="Footer">
      <style:text-properties officeooo:rsid="011350d1" officeooo:paragraph-rsid="011350d1"/>
    </style:style>
    <style:style style:name="MP3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36" style:family="paragraph" style:parent-style-name="Footer">
      <style:text-properties officeooo:paragraph-rsid="00c384cf"/>
    </style:style>
    <style:style style:name="MP3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41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42" style:family="paragraph" style:parent-style-name="Header">
      <style:paragraph-properties fo:text-align="start" style:justify-single-word="false"/>
      <style:text-properties officeooo:paragraph-rsid="0211dd7e"/>
    </style:style>
    <style:style style:name="MP43" style:family="paragraph" style:parent-style-name="Footer">
      <style:paragraph-properties fo:text-align="start" style:justify-single-word="false"/>
      <style:text-properties officeooo:paragraph-rsid="0211dd7e"/>
    </style:style>
    <style:style style:name="MP44" style:family="paragraph" style:parent-style-name="Footer">
      <style:text-properties officeooo:rsid="0242edd8" officeooo:paragraph-rsid="0242edd8"/>
    </style:style>
    <style:style style:name="MP4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margin-left="0cm" fo:margin-right="0cm" fo:text-indent="0cm" style:auto-text-indent="false"/>
    </style:style>
    <style:style style:name="MP48" style:family="paragraph" style:parent-style-name="Footer">
      <style:text-properties officeooo:paragraph-rsid="010f7046"/>
    </style:style>
    <style:style style:name="MP49" style:family="paragraph" style:parent-style-name="Footer">
      <style:text-properties officeooo:paragraph-rsid="01120261"/>
    </style:style>
    <style:style style:name="MP5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1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53" style:family="paragraph" style:parent-style-name="_5f_Header_20_D_20_page_20_impaire_20__28_D_29_">
      <style:text-properties officeooo:paragraph-rsid="01a13e78"/>
    </style:style>
    <style:style style:name="MP54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5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6" style:family="paragraph" style:parent-style-name="Header">
      <style:paragraph-properties fo:text-align="center" style:justify-single-word="false"/>
      <style:text-properties officeooo:paragraph-rsid="00ab054e"/>
    </style:style>
    <style:style style:name="MP5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5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59" style:family="paragraph" style:parent-style-name="Footer">
      <style:paragraph-properties fo:text-align="end" style:justify-single-word="false"/>
      <style:text-properties officeooo:paragraph-rsid="00d4df5c"/>
    </style:style>
    <style:style style:name="MP60" style:family="paragraph" style:parent-style-name="Footer">
      <style:paragraph-properties fo:text-align="start" style:justify-single-word="false"/>
      <style:text-properties officeooo:paragraph-rsid="00d4df5c"/>
    </style:style>
    <style:style style:name="MP61" style:family="paragraph" style:parent-style-name="_5f_Header_20_G_20_page_20_impaire_20__28_D_29_">
      <style:text-properties officeooo:paragraph-rsid="01259ec2"/>
    </style:style>
    <style:style style:name="MP62" style:family="paragraph" style:parent-style-name="_5f_Header_20_G_20_page_20_paire_20__28_G_29_">
      <style:text-properties officeooo:paragraph-rsid="00eb2abc"/>
    </style:style>
    <style:style style:name="MP63" style:family="paragraph" style:parent-style-name="_5f_Footer_20_page_20_paire_20__28_G_29_">
      <style:text-properties fo:font-size="9pt" style:font-size-asian="9pt" style:font-size-complex="9pt"/>
    </style:style>
    <style:style style:name="MP64" style:family="paragraph" style:parent-style-name="_5f_Header_20_N_20_page_20_impaire_20__28_D_29_">
      <style:paragraph-properties fo:text-align="start" style:justify-single-word="false"/>
    </style:style>
    <style:style style:name="MP65" style:family="paragraph" style:parent-style-name="Footer">
      <style:text-properties officeooo:paragraph-rsid="00d4df5c"/>
    </style:style>
    <style:style style:name="MP6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7" style:family="paragraph">
      <loext:graphic-properties draw:fill="solid" draw:fill-color="#d7e12c"/>
    </style:style>
    <style:style style:name="MP68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70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72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74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76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78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80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8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82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8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84" style:family="paragraph" style:parent-style-name="Footer">
      <style:text-properties officeooo:paragraph-rsid="00863005"/>
    </style:style>
    <style:style style:name="MP85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86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8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8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89" style:family="paragraph" style:parent-style-name="_5f_Header_20_N_20_page_20_impaire_20__28_D_29_">
      <style:text-properties officeooo:rsid="0277791e" officeooo:paragraph-rsid="0277791e"/>
    </style:style>
    <style:style style:name="MP90" style:family="paragraph" style:parent-style-name="_5f_Header_20_N_20_page_20_impaire_20__28_D_29_">
      <style:text-properties officeooo:rsid="027aa87d" officeooo:paragraph-rsid="027aa87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Footer">
      <style:text-properties officeooo:paragraph-rsid="00a59a60"/>
    </style:style>
    <style:style style:name="MP9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5" style:family="paragraph" style:parent-style-name="Footer">
      <style:text-properties officeooo:paragraph-rsid="002aa84d"/>
    </style:style>
    <style:style style:name="MP9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97" style:family="paragraph">
      <loext:graphic-properties draw:fill="solid" draw:fill-color="#7fb241"/>
    </style:style>
    <style:style style:name="MP9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99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101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10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103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104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5" style:family="paragraph" style:parent-style-name="_5f_Header_20_G_20_page_20_paire_20__28_G_29_">
      <style:text-properties officeooo:paragraph-rsid="0334a5be"/>
    </style:style>
    <style:style style:name="MP106" style:family="paragraph" style:parent-style-name="_5f_Header_20_G_20_page_20_paire_20__28_G_29_">
      <style:paragraph-properties fo:text-align="start" style:justify-single-word="false"/>
    </style:style>
    <style:style style:name="MP107" style:family="paragraph" style:parent-style-name="Footer">
      <style:text-properties officeooo:paragraph-rsid="030c4d7d"/>
    </style:style>
    <style:style style:name="MP108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109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110" style:family="paragraph" style:parent-style-name="Footer">
      <style:text-properties officeooo:paragraph-rsid="00d8520c"/>
    </style:style>
    <style:style style:name="MP111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113" style:family="paragraph" style:parent-style-name="Header">
      <style:paragraph-properties fo:text-align="center" style:justify-single-word="false"/>
      <style:text-properties officeooo:paragraph-rsid="00c10aa6"/>
    </style:style>
    <style:style style:name="MP114" style:family="paragraph" style:parent-style-name="Header">
      <style:paragraph-properties fo:text-align="start" style:justify-single-word="false"/>
      <style:text-properties officeooo:paragraph-rsid="0289fb01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b6801f"/>
    </style:style>
    <style:style style:name="MT2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3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4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5" style:family="text">
      <style:text-properties fo:font-variant="small-caps" officeooo:rsid="00990660"/>
    </style:style>
    <style:style style:name="MT6" style:family="text">
      <style:text-properties fo:font-variant="small-caps" officeooo:rsid="0054f64f"/>
    </style:style>
    <style:style style:name="MT7" style:family="text">
      <style:text-properties fo:font-variant="small-caps" officeooo:rsid="00b5d2d1"/>
    </style:style>
    <style:style style:name="MT8" style:family="text">
      <style:text-properties fo:font-variant="small-caps" officeooo:rsid="00b6801f"/>
    </style:style>
    <style:style style:name="MT9" style:family="text">
      <style:text-properties officeooo:rsid="009e3fdd"/>
    </style:style>
    <style:style style:name="MT10" style:family="text">
      <style:text-properties officeooo:rsid="00b5d2d1"/>
    </style:style>
    <style:style style:name="MT11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3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15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6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7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9" style:family="text">
      <style:text-properties fo:font-variant="small-caps"/>
    </style:style>
    <style:style style:name="MT20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23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24" style:family="text">
      <style:text-properties fo:font-variant="small-caps" officeooo:rsid="007d7a6f"/>
    </style:style>
    <style:style style:name="MT25" style:family="text">
      <style:text-properties officeooo:rsid="00a59037"/>
    </style:style>
    <style:style style:name="MT26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2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30" style:family="text">
      <style:text-properties officeooo:rsid="0096b4e2"/>
    </style:style>
    <style:style style:name="MT31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32" style:family="text">
      <style:text-properties fo:font-variant="small-caps" officeooo:rsid="0096b4e2"/>
    </style:style>
    <style:style style:name="MT33" style:family="text">
      <style:text-properties fo:font-variant="small-caps" officeooo:rsid="00a847d5"/>
    </style:style>
    <style:style style:name="MT34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3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7" style:family="text">
      <style:text-properties officeooo:rsid="0032e83a"/>
    </style:style>
    <style:style style:name="MT38" style:family="text">
      <style:text-properties officeooo:rsid="002b33ed"/>
    </style:style>
    <style:style style:name="MT39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40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42" style:family="text">
      <style:text-properties officeooo:rsid="008d016c"/>
    </style:style>
    <style:style style:name="MT4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4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45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46" style:family="text">
      <style:text-properties officeooo:rsid="01fe03f2"/>
    </style:style>
    <style:style style:name="MT47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50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51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58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60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61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2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64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65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67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68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70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71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72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74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76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7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78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0" style:family="text">
      <style:text-properties officeooo:rsid="010c4d3a"/>
    </style:style>
    <style:style style:name="MT81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83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84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85" style:family="text">
      <style:text-properties fo:font-variant="small-caps" fo:color="#9d0f89" loext:opacity="100%" style:font-name="Bitstream Vera Sans5" fo:font-size="16pt" fo:font-weight="bold" officeooo:rsid="01a13e78"/>
    </style:style>
    <style:style style:name="MT86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87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89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90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91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92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3" style:family="text">
      <style:text-properties fo:font-size="16pt" style:font-size-asian="16pt" style:font-size-complex="16pt"/>
    </style:style>
    <style:style style:name="MT94" style:family="text"/>
    <style:style style:name="MT95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96" style:family="text">
      <style:text-properties officeooo:rsid="01f8729d"/>
    </style:style>
    <style:style style:name="MT97" style:family="text">
      <style:text-properties officeooo:rsid="01b6dc57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100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101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10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05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34" style:family="text">
      <style:text-properties officeooo:rsid="00a59a60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38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9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0" style:family="text">
      <style:text-properties officeooo:rsid="005a3fa8"/>
    </style:style>
    <style:style style:name="MT141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4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47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148" style:family="text">
      <style:text-properties officeooo:rsid="0334a5be"/>
    </style:style>
    <style:style style:name="MT149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150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151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153" style:family="text">
      <style:text-properties officeooo:rsid="0315af39"/>
    </style:style>
    <style:style style:name="MT15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55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156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15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5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5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60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161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66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67" style:family="text">
      <style:text-properties officeooo:rsid="00a4cf55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71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7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7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7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79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7__5f_6_5f_SERIE_5f_G_5f_GAUCHE_5f_ET_5f_DROITE_5f_2COL" style:display-name="7_6_SERIE_G_GAUCHE_ET_DROITE_2COL" style:page-layout-name="Mpm10" draw:style-name="Mdp1">
      <style:header>
        <text:p text:style-name="MP1"><text:span text:style-name="MT1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1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1" text:anchor-type="frame" svg:x="0.45cm" svg:y="0.079cm" svg:width="0.817cm" draw:z-index="0"><draw:text-box fo:min-height="0.355cm"><text:p text:style-name="MP3"><draw:g text:anchor-type="paragraph" draw:z-index="19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0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1" text:anchor-type="paragraph" svg:y="-0.06cm" draw:z-index="0"><draw:text-box fo:min-height="0.499cm" fo:min-width="3cm"><draw:frame draw:style-name="Mfr2" draw:name="Frame8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1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22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4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5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1">Symétrie axiale</text:span><text:span text:style-name="MT12"> : </text:span><text:span text:style-name="MT13">Axes de symétrie de figures</text:span></text:p>
      </style:header>
      <style:header-left>
        <text:p text:style-name="MP11"><text:span text:style-name="MT11">Symétrie axiale</text:span><text:span text:style-name="MT12"> : </text:span><text:span text:style-name="MT13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6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7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header-left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8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29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">S</text:span><text:span text:style-name="MT12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1" text:anchor-type="frame" svg:x="0.45cm" svg:y="0.079cm" svg:width="0.817cm" draw:z-index="0"><draw:text-box fo:min-height="0.355cm"><text:p text:style-name="MP3"><draw:g text:anchor-type="paragraph" draw:z-index="30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3" text:outline-level="1"><text:span text:style-name="MT1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31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2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Symétrie axiale : constructions</text:p></draw:text-box></draw:frame><draw:g text:anchor-type="paragraph" draw:z-index="33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MP15">Médiatrice d’un segment</text:p>
      </style:header>
      <style:footer>
        <text:p text:style-name="MP2"><draw:frame draw:style-name="Mfr1" draw:name="Frame9131" text:anchor-type="paragraph" svg:y="-0.06cm" draw:z-index="8"><draw:text-box fo:min-height="0.499cm" fo:min-width="7.096cm"><draw:frame draw:style-name="Mfr2" draw:name="Frame10131" text:anchor-type="frame" svg:x="0.45cm" svg:y="0.079cm" svg:width="0.817cm" draw:z-index="9"><draw:text-box fo:min-height="0.355cm"><text:p text:style-name="MP3"><text:page-number text:select-page="current">266</text:page-number></text:p></draw:text-box></draw:frame><text:h text:style-name="_5f_Footer_20_page_20_impaire_20__28_D_29_" text:outline-level="1"><text:span text:style-name="MT14">S</text:span><text:span text:style-name="MT15">ymétrie axiale : </text:span><text:span text:style-name="MT16">Médiatrice d’un segment</text:span></text:h></draw:text-box></draw:frame><draw:g text:anchor-type="paragraph" draw:z-index="344" draw:name="Shape4_1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1" text:anchor-type="paragraph" svg:y="-0.06cm" draw:z-index="0"><draw:text-box fo:min-height="0.499cm" fo:min-width="7.096cm"><draw:frame draw:style-name="Mfr2" draw:name="Frame315" text:anchor-type="frame" svg:x="0.45cm" svg:y="0.079cm" svg:width="0.817cm" draw:z-index="0"><draw:text-box fo:min-height="0.355cm"><text:p text:style-name="MP3"><draw:g text:anchor-type="paragraph" draw:z-index="34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4">S</text:span><text:span text:style-name="MT15">ymétrie axiale : </text:span><text:span text:style-name="MT16">Médiatrice d’un segment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5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5" text:anchor-type="paragraph" svg:y="-0.06cm" draw:z-index="0"><draw:text-box fo:min-height="0.499cm" fo:min-width="3cm"><draw:frame draw:style-name="Mfr2" draw:name="Frame2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6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">Symétrie axiale</text:span><text:span text:style-name="MT12"> : </text:span><text:span text:style-name="MT18">Reconnaissance et axes</text:span></text:p>
      </style:header>
      <style:footer>
        <text:p text:style-name="MP2"><draw:frame draw:style-name="Mfr1" draw:name="Frame8113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7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8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9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40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6">S</text:span><text:span text:style-name="MT19">olides</text:span> : <text:span text:style-name="MT6">Vocabulaire, nature</text:span></text:p>
      </style:header>
      <style:header-left>
        <text:p text:style-name="_5f_Header_20_G_20_page_20_impaire_20__28_D_29_"><text:span text:style-name="MT6">S</text:span><text:span text:style-name="MT19">olides</text:span> : <text:span text:style-name="MT6">Vocabulaire, nature</text:span></text:p>
      </style:header-left>
      <style:footer>
        <text:p text:style-name="MP6"><draw:frame draw:style-name="Mfr1" draw:name="Frame3113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41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42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20">S</text:span>olides : <text:span text:style-name="MT21">Patrons</text:span></text:p>
      </style:header>
      <style:header-left>
        <text:p text:style-name="_5f_Header_20_G_20_page_20_impaire_20__28_D_29_"><text:span text:style-name="MT20">S</text:span>olides : <text:span text:style-name="MT2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43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2">solides : </text:span><text:span text:style-name="MT23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44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2">solides : </text:span><text:span text:style-name="MT23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6">Solides : </text:span><text:span text:style-name="MT24">Patrons</text:span></text:p>
      </style:header>
      <style:header-left>
        <text:p text:style-name="_5f_Header_20_G_20_page_20_paire_20__28_G_29_"><text:span text:style-name="MT6">Solides : </text:span><text:span text:style-name="MT24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<text:span text:style-name="MT25">patrons</text:span></text:p></draw:text-box></draw:frame><draw:g text:anchor-type="paragraph" draw:z-index="45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25">patrons</text:span></text:h></draw:text-box></draw:frame><draw:g text:anchor-type="paragraph" draw:z-index="46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20">S</text:span>olides : <text:span text:style-name="MT26">Perspective cavalière</text:span></text:p>
      </style:header>
      <style:header-left>
        <text:p text:style-name="_5f_Header_20_G_20_page_20_impaire_20__28_D_29_"><text:span text:style-name="MT20">S</text:span>olides : <text:span text:style-name="MT2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7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2">solides : </text:span><text:span text:style-name="MT27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8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2">solides : </text:span><text:span text:style-name="MT27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header-left>
        <text:p text:style-name="MP18"><text:span text:style-name="MT6">S</text:span><text:span text:style-name="MT19">olides</text:span> : <text:span text:style-name="MT6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49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50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20">S</text:span>olides : <text:span text:style-name="MT20">Vocabulaire, nature</text:span></text:p>
      </style:header>
      <style:header-left>
        <text:p text:style-name="_5f_Header_20_G_20_page_20_impaire_20__28_D_29_"><text:span text:style-name="MT20">S</text:span>olides : <text:span text:style-name="MT20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53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solides : Vocabulaire, NatuRE</text:p></draw:text-box></draw:frame><draw:g text:anchor-type="paragraph" draw:z-index="51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28">Constructions géométriques : </text:span><text:span text:style-name="MT29">Rédiger</text:span></text:p>
      </style:header>
      <style:header-left>
        <text:p text:style-name="_5f_Header_20_G_20_page_20_paire_20__28_G_29_"><text:span text:style-name="MT28">Constructions géométriques : </text:span><text:span text:style-name="MT29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2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0">CONSTRUCTIONS Géométriques : </text:span><text:span text:style-name="MT31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21"><text:span text:style-name="MT32">Constructions géométriques : </text:span><text:span text:style-name="MT3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54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3" text:anchor-type="frame" svg:x="0.45cm" svg:y="0.079cm" svg:width="0.817cm" draw:z-index="0"><draw:text-box fo:min-height="0.355cm"><text:p text:style-name="MP3"><draw:g text:anchor-type="paragraph" draw:z-index="55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28">Constructions géométriques : </text:span><text:span text:style-name="MT35">Reproduire</text:span></text:p>
      </style:header>
      <style:header-left>
        <text:p text:style-name="_5f_Header_20_G_20_page_20_paire_20__28_G_29_"><text:span text:style-name="MT28">Constructions géométriques : </text:span><text:span text:style-name="MT35">Reproduire</text:span></text:p>
      </style:header-left>
      <style:footer>
        <text:p text:style-name="MP6"><draw:frame draw:style-name="Mfr1" draw:name="Frame612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3"><draw:g text:anchor-type="paragraph" draw:z-index="56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0">CONSTRUCTIONS Géométriques : </text:span><text:span text:style-name="MT34">REPRODUIRE</text:span></text:p></draw:text-box></draw:frame></text:p>
      </style:footer>
      <style:footer-left>
        <text:p text:style-name="MP6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7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32">Constructions géométriques : </text:span><text:span text:style-name="MT33">Reproduire</text:span></text:p>
      </style:header>
      <style:header-left>
        <text:p text:style-name="MP23"><text:span text:style-name="MT32">Constructions géométriques : </text:span><text:span text:style-name="MT3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9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8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25"><draw:line text:anchor-type="paragraph" draw:z-index="60" draw:name="Shape9_1" draw:style-name="Mgr3" draw:text-style-name="MP26" svg:x1="11.559cm" svg:y1="0.36cm" svg:x2="20.5cm" svg:y2="0.36cm"><text:p/></draw:line><draw:frame text:anchor-type="paragraph" draw:z-index="61" draw:name="Shape8_6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<draw:path text:anchor-type="paragraph" draw:z-index="62" draw:name="Shape7_1" draw:style-name="Mgr5" draw:text-style-name="MP28" svg:width="4.329cm" svg:height="2.24cm" svg:x="-1.499cm" svg:y="-1cm" svg:viewBox="0 0 4330 2241" svg:d="M0 2241l3984-288c209-15 363-168 345-342l-170-1611h-4159z"><text:p/></draw:path>T<text:span text:style-name="MT37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3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38">Éléments de géométrie</text:span> • <text:span text:style-name="MT38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30">Géométrie de base, partie 1: nommer, mesurer</text:p>
      </style:header>
      <style:header-left>
        <text:p text:style-name="_5f_Header_20_G_20_page_20_impaire_20__28_D_29_">Géométrie plane : Vocabulaire</text:p>
        <text:p text:style-name="MP31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4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4">G</text:span><text:span text:style-name="MT39">éométrie </text:span><text:span text:style-name="MT40">plane </text:span><text:span text:style-name="MT39">: </text:span><text:span text:style-name="MT40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5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G</text:span><text:span text:style-name="MT39">éométrie </text:span><text:span text:style-name="MT41">plane</text:span><text:span text:style-name="MT39"> : </text:span><text:span text:style-name="MT41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21"><text:span text:style-name="MT32">Constructions géométriques : </text:span><text:span text:style-name="MT33">Reproduire</text:span></text:p>
      </style:header>
      <style:header-left>
        <text:p text:style-name="MP21"><text:span text:style-name="MT32">Constructions géométriques : </text:span><text:span text:style-name="MT3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9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3"><draw:g text:anchor-type="paragraph" draw:z-index="66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3"><text:span text:style-name="MT42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8" draw:name="Shape4_161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71" draw:name="Shape4_159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72" draw:name="Shape4_16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158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6">Aires </text:span>: <text:span text:style-name="MT46">problèmes <text:s text:c="4"/></text:span></text:h>
      </style:footer>
      <style:footer-left>
        <text:p text:style-name="MP39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40"><text:span text:style-name="MT42"><text:s text:c="15"/>A</text:span>ires : Aire et unité</text:p>
      </style:header>
      <style:header-left>
        <text:p text:style-name="MP40"><text:span text:style-name="MT4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7" draw:name="Shape4_157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39" draw:name="Shape4_10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40" draw:name="Shape4_15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36" draw:name="Shape4_15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42"><text:span text:style-name="MT47">Conversions d’unités : </text:span><text:span text:style-name="MT48">Problèmes</text:span></text:p>
      </style:header>
      <style:header-left>
        <text:p text:style-name="MP42"><text:span text:style-name="MT47">Conversions d’unités : </text:span><text:span text:style-name="MT48">Problèm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0">problèmes</text:span></text:p></draw:text-box></draw:frame><draw:g text:anchor-type="paragraph" draw:z-index="141" draw:name="Shape4_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<text:span text:style-name="MT51">Conversions d’unités : </text:span><text:span text:style-name="MT50">problèmes</text:span></text:p></draw:text-box></draw:frame><draw:g text:anchor-type="paragraph" draw:z-index="142" draw:name="Shape4_142" draw:style-name="Mgr1"><draw:path draw:style-name="Mgr7" draw:text-style-name="MP3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48">Problèmes</text:span></text:p>
      </style:header>
      <style:header-left>
        <text:p text:style-name="_5f_Header_20_N_20_page_20_paire_20__28_G_29_"><text:s/><text:span text:style-name="MT52">Conversions d’unités : </text:span><text:span text:style-name="MT48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0">problèmes</text:span></text:p></draw:text-box></draw:frame><draw:g text:anchor-type="paragraph" draw:z-index="146" draw:name="Shape4_14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53">Conversions d’unités </text:span><text:span text:style-name="MT45">: </text:span><text:span text:style-name="MT53">problèmes</text:span></text:p></draw:text-box></draw:frame><draw:g text:anchor-type="paragraph" draw:z-index="143" draw:name="Shape4_63" draw:style-name="Mgr1"><draw:path draw:style-name="Mgr7" draw:text-style-name="MP3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47">Conversions d’unités : </text:span><text:span text:style-name="MT54">Aires</text:span></text:p>
      </style:header>
      <style:header-left>
        <text:p text:style-name="_5f_Header_20_N_20_page_20_paire_20__28_G_29_"><text:span text:style-name="MT47">Conversions d’unités : </text:span><text:span text:style-name="MT54">Aires</text:span></text:p>
      </style:header-left>
      <style:footer>
        <text:p text:style-name="MP2"><draw:frame draw:style-name="Mfr1" draw:name="Frame311111111111111" text:anchor-type="paragraph" svg:y="-0.06cm" draw:z-index="0"><draw:text-box fo:min-height="0.499cm" fo:min-width="3cm"><draw:frame draw:style-name="Mfr2" draw:name="Frame41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9">Conversions d’unités : </text:span><text:span text:style-name="MT55">Aires</text:span></text:h></draw:text-box></draw:frame><draw:g text:anchor-type="paragraph" draw:z-index="145" draw:name="Shape4_14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2">Conversions d’unités : </text:span><text:span text:style-name="MT54">Aires</text:span></text:p>
      </style:header>
      <style:header-left>
        <text:p text:style-name="Header"><text:s/><text:span text:style-name="MT52">Conversions d’unités : </text:span><text:span text:style-name="MT54">Aires</text:span></text:p>
      </style:header-left>
      <style:footer>
        <text:p text:style-name="MP6"><draw:frame draw:style-name="Mfr1" draw:name="Frame1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5">aires</text:span></text:p></draw:text-box></draw:frame><draw:g text:anchor-type="paragraph" draw:z-index="147" draw:name="Shape4_5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48" draw:name="Shape4_153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44" draw:name="Shape4_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56">Vitesse</text:span></text:p>
      </style:header>
      <style:header-left>
        <text:p text:style-name="_5f_Header_20_N_20_page_20_impaire_20__28_D_29_"><text:span text:style-name="MT47">Conversions d’unités : </text:span><text:span text:style-name="MT5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7">vitesse</text:span><text:span text:style-name="MT45"> </text:span></text:p></draw:text-box></draw:frame><draw:g text:anchor-type="paragraph" draw:z-index="150" draw:name="Shape4_14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1" draw:name="Shape4_4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1">Conversions d’unités : </text:span><text:span text:style-name="MT5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58">Temps et durées</text:span></text:p>
      </style:header>
      <style:header-left>
        <text:p text:style-name="_5f_Header_20_N_20_page_20_impaire_20__28_D_29_"><text:s/><text:span text:style-name="MT52">Conversions d’unités : </text:span><text:span text:style-name="MT58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59">Temps et </text:span><text:span text:style-name="MT60">Durée</text:span><text:span text:style-name="MT45"> </text:span></text:p></draw:text-box></draw:frame><draw:g text:anchor-type="paragraph" draw:z-index="152" draw:name="Shape4_13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53" draw:name="Shape4_14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44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61">Temps et d</text:span><text:span text:style-name="MT62">urées</text:span></text:p>
      </style:header>
      <style:header-left>
        <text:p text:style-name="_5f_Header_20_N_20_page_20_impaire_20__28_D_29_"><text:span text:style-name="MT47">Conversions d’unités : </text:span><text:span text:style-name="MT61">Temps et d</text:span><text:span text:style-name="MT62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3">temps et </text:span><text:span text:style-name="MT64">durées</text:span><text:span text:style-name="MT45"> </text:span></text:p></draw:text-box></draw:frame><draw:g text:anchor-type="paragraph" draw:z-index="155" draw:name="Shape4_13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6" draw:name="Shape4_141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1">Conversions d’unités : </text:span><text:span text:style-name="MT63">temps et </text:span><text:span text:style-name="MT6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2">Conversions d’unités : </text:span><text:span text:style-name="MT61">Temps et d</text:span><text:span text:style-name="MT62">urées</text:span></text:p>
      </style:header>
      <style:header-left>
        <text:p text:style-name="Header"><text:s/><text:span text:style-name="MT52">Conversions d’unités : </text:span><text:span text:style-name="MT61">Temps et d</text:span><text:span text:style-name="MT62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3">temps et </text:span><text:span text:style-name="MT64">durées</text:span><text:span text:style-name="MT45"> </text:span></text:p></draw:text-box></draw:frame><draw:g text:anchor-type="paragraph" draw:z-index="160" draw:name="Shape4_13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57" draw:name="Shape4_13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3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65">Capacités</text:span></text:p>
      </style:header>
      <style:header-left>
        <text:p text:style-name="_5f_Header_20_N_20_page_20_impaire_20__28_D_29_"><text:span text:style-name="MT47">Conversions d’unités : </text:span><text:span text:style-name="MT6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6">Capacités</text:span><text:span text:style-name="MT45"> </text:span></text:p></draw:text-box></draw:frame><draw:g text:anchor-type="paragraph" draw:z-index="159" draw:name="Shape4_14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2">Conversions d’unités : </text:span><text:span text:style-name="MT65">Capacités</text:span></text:p>
      </style:header>
      <style:header-left>
        <text:p text:style-name="Header"><text:s/><text:span text:style-name="MT52">Conversions d’unités : </text:span><text:span text:style-name="MT65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7">capacités</text:span><text:span text:style-name="MT45"> </text:span></text:p></draw:text-box></draw:frame><draw:g text:anchor-type="paragraph" draw:z-index="162" draw:name="Shape4_13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63" draw:name="Shape4_134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68"><text:s/></text:span><text:span text:style-name="MT52">Conversions d’unités : </text:span><text:span text:style-name="MT68">masses</text:span></text:p>
      </style:header>
      <style:header-left>
        <text:p text:style-name="_5f_Header_20_N_20_page_20_impaire_20__28_D_29_"><text:span text:style-name="MT68"><text:s/></text:span><text:span text:style-name="MT52">Conversions d’unités : </text:span><text:span text:style-name="MT68">masses</text:span></text:p>
      </style:header-left>
      <style:footer>
        <text:p text:style-name="MP44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69">Masses</text:span><text:span text:style-name="MT45"> </text:span></text:p></draw:text-box></draw:frame><draw:g text:anchor-type="paragraph" draw:z-index="165" draw:name="Shape4_12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draw:g text:anchor-type="paragraph" draw:z-index="166" draw:name="Shape4_12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1" draw:name="Shape4_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1">Conversions d’unités : </text:span><text:span text:style-name="MT7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68">masses</text:span></text:p>
      </style:header>
      <style:header-left>
        <text:p text:style-name="_5f_Header_20_N_20_page_20_impaire_20__28_D_29_"><text:s/><text:span text:style-name="MT52">Conversions d’unités : </text:span><text:span text:style-name="MT68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71">masses</text:span><text:span text:style-name="MT45"> </text:span></text:p></draw:text-box></draw:frame><draw:g text:anchor-type="paragraph" draw:z-index="168" draw:name="Shape4_123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69" draw:name="Shape4_12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7" draw:name="Shape4_109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73">Problèmes</text:span></text:p></draw:text-box></draw:frame></text:p>
      </style:footer>
      <style:footer-left>
        <text:p text:style-name="MP4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72">Périmètre : </text:span><text:span text:style-name="MT73">Problèmes</text:span></text:p></draw:text-box></draw:frame><draw:g text:anchor-type="paragraph" draw:z-index="178" draw:name="Shape4_122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80" draw:name="Shape4_10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79" draw:name="Shape4_120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1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2" draw:name="Shape3_16" draw:style-name="Mgr9" draw:text-style-name="MP26" svg:x1="12.726cm" svg:y1="0.399cm" svg:x2="20.496cm" svg:y2="0.36cm"><text:p/></draw:line><text:span text:style-name="MT74">Périmètre</text:span> : <text:span text:style-name="MT75">Périmètres et unités</text:span></text:p>
      </style:header>
      <style:header-left>
        <text:p text:style-name="MP47"><draw:line text:anchor-type="paragraph" draw:z-index="183" draw:name="Shape3_17" draw:style-name="Mgr9" draw:text-style-name="MP26" svg:x1="16.083cm" svg:y1="0.383cm" svg:x2="20.496cm" svg:y2="0.36cm"><text:p/></draw:line><text:span text:style-name="MT74">Périmètre</text:span> : <text:span text:style-name="MT75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4" draw:name="Shape4_107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76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86" draw:name="Shape4_1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85" draw:name="Shape4_26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6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8" draw:name="Shape3_11" draw:style-name="Mgr9" draw:text-style-name="MP26" svg:x1="12.45cm" svg:y1="0.362cm" svg:x2="20.497cm" svg:y2="0.36cm"><text:p/></draw:line><text:span text:style-name="MT74">Périmètre</text:span> : <text:span text:style-name="MT77">Mesurer, reporter</text:span></text:p>
      </style:header>
      <style:header-left>
        <text:p text:style-name="_5f_Header_20_M_20_page_20_impaire_20__28_D_29_"><draw:line text:anchor-type="paragraph" draw:z-index="189" draw:name="Shape3_20" draw:style-name="Mgr9" draw:text-style-name="MP26" svg:x1="12.45cm" svg:y1="0.362cm" svg:x2="20.497cm" svg:y2="0.36cm"><text:p/></draw:line><text:span text:style-name="MT74">Périmètre</text:span> : <text:span text:style-name="MT77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0" draw:name="Shape4_113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78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92" draw:name="Shape4_1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93" draw:name="Shape4_11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4">Périmètre</text:span> : <text:span text:style-name="MT74">Calculs sur une figure</text:span></text:p>
      </style:header>
      <style:header-left>
        <text:p text:style-name="_5f_Header_20_M_20_page_20_paire_20__28_G_29_"><text:span text:style-name="MT74">Périmètre</text:span> : <text:span text:style-name="MT74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5" draw:name="Shape4_94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6" draw:name="Shape4_95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1" draw:name="Shape4_96" draw:style-name="Mgr1"><draw:path draw:style-name="Mgr6" draw:text-style-name="MP3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97" draw:name="Shape4_93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98" draw:name="Shape4_10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0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9">Proportionnalité et pourcentage</text:span><text:span text:style-name="MT80"> </text:span>: <text:span text:style-name="MT81">Pourcentages</text:span> </text:p>
      </style:header>
      <style:header-left>
        <text:p text:style-name="_5f_Header_20_D_20_page_20_impaire_20__28_D_29_"><text:span text:style-name="MT79">Proportionnalité et pourcentage</text:span><text:span text:style-name="MT80"> </text:span>: <text:span text:style-name="MT81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9" draw:name="Shape4_98" draw:style-name="Mgr1"><draw:path draw:style-name="Mgr8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2">Proportionnalité et pourcentage : </text:span><text:span text:style-name="MT83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9"><text:span text:style-name="MT84">Proportionnalité et pourcentages : </text:span><text:span text:style-name="MT83">pourcentages</text:span></text:p></draw:text-box></draw:frame><draw:g text:anchor-type="paragraph" draw:z-index="200" draw:name="Shape4_112" draw:style-name="Mgr1"><draw:path draw:style-name="Mgr8" draw:text-style-name="MP3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>
      <style:header-left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-left>
      <style:footer>
        <text:p text:style-name="MP6"><draw:frame draw:style-name="Mfr1" draw:name="Frame121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01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02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5">Utiliser des données</text:span> : <text:span text:style-name="MT85">Organiser</text:span> </text:p>
      </style:header>
      <style:header-left>
        <text:p text:style-name="MP53"><text:span text:style-name="MT85">Utiliser des données</text:span> : <text:span text:style-name="MT85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4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15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0">Utilis</text:span><text:span text:style-name="MT86">er des</text:span><text:span text:style-name="MT80"> données </text:span>: <text:span text:style-name="MT87">Organiser</text:span> </text:p>
      </style:header>
      <style:header-left>
        <text:p text:style-name="_5f_Header_20_D_20_page_20_paire_20__28_G_29_"><text:s/><text:span text:style-name="MT80">Utilis</text:span><text:span text:style-name="MT86">er des</text:span><text:span text:style-name="MT80"> données </text:span>: <text:span text:style-name="MT8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0">Organiser</text:span><text:span text:style-name="MT45"> </text:span></text:p></draw:text-box></draw:frame><draw:g text:anchor-type="paragraph" draw:z-index="216" draw:name="Shape4_74" draw:style-name="Mgr1"><draw:path draw:style-name="Mgr8" draw:text-style-name="MP3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0">Organiser</text:span><text:span text:style-name="MT45"> </text:span></text:p></draw:text-box></draw:frame><draw:g text:anchor-type="paragraph" draw:z-index="217" draw:name="Shape4_75" draw:style-name="Mgr1"><draw:path draw:style-name="Mgr8" draw:text-style-name="MP55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56"><text:span text:style-name="MT91">Repères du plan : Se repérer</text:span> </text:p>
      </style:header>
      <style:header-left>
        <text:p text:style-name="MP56"><text:span text:style-name="MT91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9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0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80">Utilis</text:span><text:span text:style-name="MT86">er des</text:span><text:span text:style-name="MT80"> données </text:span>: <text:span text:style-name="MT92">Représenter</text:span> </text:p>
      </style:header>
      <style:header-left>
        <text:p text:style-name="_5f_Header_20_D_20_page_20_paire_20__28_G_29_"><text:span text:style-name="_5f_Caractères"><text:span text:style-name="MT9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5">représenter</text:span><text:span text:style-name="MT45"> </text:span></text:p></draw:text-box></draw:frame><draw:g text:anchor-type="paragraph" draw:z-index="222" draw:name="Shape4_70" draw:style-name="Mgr1"><draw:path draw:style-name="Mgr8" draw:text-style-name="MP3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5">représenter</text:span><text:span text:style-name="MT45"> </text:span></text:p></draw:text-box></draw:frame><draw:g text:anchor-type="paragraph" draw:z-index="223" draw:name="Shape4_91" draw:style-name="Mgr1"><draw:path draw:style-name="Mgr8" draw:text-style-name="MP55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90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7" draw:name="Shape4_82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Résoudre des problèmes</text:p></draw:text-box></draw:frame><draw:g text:anchor-type="paragraph" draw:z-index="228" draw:name="Shape4_97" draw:style-name="Mgr1"><draw:path draw:style-name="Mgr7" draw:text-style-name="MP3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29" draw:name="Shape4_6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30" draw:name="Shape4_89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7">Calculer : </text:span><text:span text:style-name="MT98">Distributivité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98">Distributivité</text:span><text:span text:style-name="MT9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6" draw:name="Shape4_79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calculer</text:span><text:span text:style-name="MT100"> : </text:span><text:span text:style-name="MT10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38" draw:name="Shape4_6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39" draw:name="Shape4_80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7">Calculer : </text:span><text:span text:style-name="MT102">Critères de divisibilité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02">Critères de divisibilité</text:span><text:span text:style-name="MT9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0" draw:name="Shape4_61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calculer</text:span><text:span text:style-name="MT100"> : </text:span><text:span text:style-name="MT10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03">critères de divisibilité</text:span></text:p></draw:text-box></draw:frame><draw:g text:anchor-type="paragraph" draw:z-index="241" draw:name="Shape4_65" draw:style-name="Mgr1"><draw:path draw:style-name="Mgr7" draw:text-style-name="MP3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61"><text:span text:style-name="MT104">G</text:span>éométrie plane : Parallèles, perpendiculaires,<text:line-break/> distances</text:p>
      </style:header>
      <style:header-left>
        <text:p text:style-name="MP62"><text:s/><text:span text:style-name="MT104">Géométrie plane</text:span> : <text:span text:style-name="MT10">P</text:span><text:span text:style-name="MT105">arallèles, perpendiculaires,<text:line-break/> </text:span><text:span text:style-name="MT12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2">Géométrie plane : </text:span><text:span text:style-name="MT3">parallèles, perpendiculaires, </text:span><text:span text:style-name="MT4">distances</text:span></text:h></draw:text-box></draw:frame><draw:g text:anchor-type="paragraph" draw:z-index="242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63" text:outline-level="1"><text:span text:style-name="MT106">G</text:span>éométrie plane : Parallèles, perpendiculaires, distances</text:h></draw:text-box></draw:frame><draw:g text:anchor-type="paragraph" draw:z-index="243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7">Calculer : </text:span><text:span text:style-name="MT107">Diviser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07">Diviser</text:span><text:span text:style-name="MT9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draw:g text:anchor-type="paragraph" draw:z-index="245" draw:name="Shape4_51" draw:style-name="Mgr1"><draw:path draw:style-name="Mgr7" draw:text-style-name="MP37" svg:width="0.855cm" svg:height="1.172cm" svg:x="7.545cm" svg:y="-0.194cm" svg:viewBox="0 0 856 1173" svg:d="M856 1173h-856v-991c0-100 79-182 175-182h505c97 0 176 82 176 182z"><text:p/></draw:path></draw:g><text:span text:style-name="MT99">calculer</text:span><text:span text:style-name="MT100"> : </text:span><text:span text:style-name="MT108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08">diviser</text:span></text:p></draw:text-box></draw:frame><draw:g text:anchor-type="paragraph" draw:z-index="246" draw:name="Shape4_60" draw:style-name="Mgr1"><draw:path draw:style-name="Mgr7" draw:text-style-name="MP3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47" draw:name="Shape4_5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48" draw:name="Shape4_5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64">Calculer : <text:span text:style-name="MT109">Multiplier</text:span> </text:p>
      </style:header>
      <style:header-left>
        <text:p text:style-name="MP64">Calculer : <text:span text:style-name="MT109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draw:g text:anchor-type="paragraph" draw:z-index="250" draw:name="Shape4_55" draw:style-name="Mgr1"><draw:path draw:style-name="Mgr7" draw:text-style-name="MP37" svg:width="0.855cm" svg:height="1.172cm" svg:x="7.535cm" svg:y="-0.178cm" svg:viewBox="0 0 856 1173" svg:d="M856 1173h-856v-991c0-100 79-182 175-182h505c97 0 176 82 176 182z"><text:p/></draw:path></draw:g><text:span text:style-name="MT99">calculer</text:span><text:span text:style-name="MT100"> : </text:span><text:span text:style-name="MT110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10">Multiplier</text:span></text:p></draw:text-box></draw:frame><draw:g text:anchor-type="paragraph" draw:z-index="251" draw:name="Shape4_262" draw:style-name="Mgr1"><draw:path draw:style-name="Mgr7" draw:text-style-name="MP3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52" draw:name="Shape4_5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53" draw:name="Shape4_52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9">calculer</text:span><text:span text:style-name="MT100"> : </text:span><text:span text:style-name="MT99">additionner et soustraire</text:span></text:p></draw:text-box></draw:frame><draw:g text:anchor-type="paragraph" draw:z-index="254" draw:name="Shape4_47" draw:style-name="Mgr1"><draw:path draw:style-name="Mgr7" draw:text-style-name="MP3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text:span text:style-name="MT99">calculer</text:span><text:span text:style-name="MT100"> : </text:span><text:span text:style-name="MT99">additionner et soustraire</text:span></text:p></draw:text-box></draw:frame><draw:g text:anchor-type="paragraph" draw:z-index="255" draw:name="Shape4_261" draw:style-name="Mgr1"><draw:path draw:style-name="Mgr7" draw:text-style-name="MP3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43">Calculer</text:span> : <text:span text:style-name="MT43">Additionner et soustraire</text:span></text:p>
      </style:header>
      <style:header-left>
        <text:p text:style-name="_5f_Header_20_N_20_page_20_paire_20__28_G_29_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58" draw:name="Shape4_4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57" draw:name="Shape4_4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66"><draw:path text:anchor-type="paragraph" draw:z-index="266" draw:name="Shape1_6" draw:style-name="Mgr10" draw:text-style-name="MP67" svg:width="4.329cm" svg:height="2.238cm" svg:x="-1.5cm" svg:y="-1.001cm" svg:viewBox="0 0 4330 2239" svg:d="M0 2239l3984-288c209-15 363-167 345-342l-170-1609h-4159z"><text:p/></draw:path><draw:line text:anchor-type="paragraph" draw:z-index="259" draw:name="Shape3_10" draw:style-name="Mgr11" draw:text-style-name="MP26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66"><draw:line text:anchor-type="paragraph" draw:z-index="260" draw:name="Shape3_27" draw:style-name="Mgr11" draw:text-style-name="MP26" svg:x1="10.308cm" svg:y1="0.388cm" svg:x2="20.496cm" svg:y2="0.36cm"><text:p/></draw:line><draw:path text:anchor-type="paragraph" draw:z-index="261" draw:name="Shape1_10" draw:style-name="Mgr10" draw:text-style-name="MP67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69" draw:name="Shape4_4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68" draw:name="Shape4_4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4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9"><draw:line text:anchor-type="paragraph" draw:z-index="271" draw:name="Shape3_9" draw:style-name="Mgr11" draw:text-style-name="MP26" svg:x1="10.37cm" svg:y1="0.365cm" svg:x2="20.496cm" svg:y2="0.36cm"><text:p/></draw:line><draw:path text:anchor-type="paragraph" draw:z-index="272" draw:name="Shape1_4" draw:style-name="Mgr10" draw:text-style-name="MP67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9"><draw:path text:anchor-type="paragraph" draw:z-index="273" draw:name="Shape1_8" draw:style-name="Mgr10" draw:text-style-name="MP67" svg:width="4.329cm" svg:height="2.238cm" svg:x="-1.5cm" svg:y="-7.4cm" svg:viewBox="0 0 4330 2239" svg:d="M0 2239l3984-288c209-15 363-167 345-342l-170-1609h-4159z"><text:p/></draw:path><draw:line text:anchor-type="paragraph" draw:z-index="274" draw:name="Shape3_26" draw:style-name="Mgr11" draw:text-style-name="MP26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2"><draw:frame draw:style-name="Mfr1" draw:name="Frame5111111112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76" draw:name="Shape4_3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75" draw:name="Shape4_39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4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71"><draw:line text:anchor-type="paragraph" draw:z-index="278" draw:name="Shape3_8" draw:style-name="Mgr11" draw:text-style-name="MP26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71"><draw:line text:anchor-type="paragraph" draw:z-index="279" draw:name="Shape3_25" draw:style-name="Mgr11" draw:text-style-name="MP26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0" draw:name="Shape4_34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82" draw:name="Shape4_33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81" draw:name="Shape4_3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3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73"><draw:line text:anchor-type="paragraph" draw:z-index="284" draw:name="Shape3_24" draw:style-name="Mgr11" draw:text-style-name="MP26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73"><draw:line text:anchor-type="paragraph" draw:z-index="285" draw:name="Shape3_28" draw:style-name="Mgr11" draw:text-style-name="MP26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6" draw:name="Shape4_30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89" draw:name="Shape4_29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88" draw:name="Shape4_3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3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75"><draw:line text:anchor-type="paragraph" draw:z-index="291" draw:name="Shape3_14" draw:style-name="Mgr11" draw:text-style-name="MP26" svg:x1="12.876cm" svg:y1="0.392cm" svg:x2="20.496cm" svg:y2="0.36cm"><text:p/></draw:line><draw:path text:anchor-type="paragraph" draw:z-index="292" draw:name="Shape1_3" draw:style-name="Mgr10" draw:text-style-name="MP67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75"><draw:line text:anchor-type="paragraph" draw:z-index="293" draw:name="Shape3_23" draw:style-name="Mgr11" draw:text-style-name="MP26" svg:x1="12.876cm" svg:y1="0.392cm" svg:x2="20.496cm" svg:y2="0.36cm"><text:p/></draw:line><draw:path text:anchor-type="paragraph" draw:z-index="294" draw:name="Shape1_7" draw:style-name="Mgr10" draw:text-style-name="MP67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7" draw:name="Shape4_26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96" draw:name="Shape4_2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95" draw:name="Shape4_28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7"><draw:path text:anchor-type="paragraph" draw:z-index="298" draw:name="Shape1_1" draw:style-name="Mgr10" draw:text-style-name="MP67" svg:width="4.329cm" svg:height="2.238cm" svg:x="-1.8cm" svg:y="-8.982cm" svg:viewBox="0 0 4330 2239" svg:d="M0 2239l3984-288c209-15 363-167 345-342l-170-1609h-4159z"><text:p/></draw:path><draw:line text:anchor-type="paragraph" draw:z-index="299" draw:name="Shape3_13" draw:style-name="Mgr11" draw:text-style-name="MP26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7"><draw:line text:anchor-type="paragraph" draw:z-index="300" draw:name="Shape3_21" draw:style-name="Mgr11" draw:text-style-name="MP26" svg:x1="15.337cm" svg:y1="0.36cm" svg:x2="20.496cm" svg:y2="0.36cm"><text:p/></draw:line><draw:path text:anchor-type="paragraph" draw:z-index="301" draw:name="Shape1_13" draw:style-name="Mgr10" draw:text-style-name="MP67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03" draw:name="Shape4_2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02" draw:name="Shape4_2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86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9"><draw:line text:anchor-type="paragraph" draw:z-index="305" draw:name="Shape3_5" draw:style-name="Mgr11" draw:text-style-name="MP26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9"><draw:line text:anchor-type="paragraph" draw:z-index="306" draw:name="Shape3_6" draw:style-name="Mgr11" draw:text-style-name="MP26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7" draw:name="Shape4_19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08" draw:name="Shape4_1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09" draw:name="Shape4_2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2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81"><draw:line text:anchor-type="paragraph" draw:z-index="311" draw:name="Shape3_2" draw:style-name="Mgr11" draw:text-style-name="MP26" svg:x1="16.083cm" svg:y1="0.383cm" svg:x2="20.496cm" svg:y2="0.36cm"><text:p/></draw:line>Nombres entiers et décimaux : Numération</text:p>
      </style:header>
      <style:header-left>
        <text:p text:style-name="MP81"><draw:line text:anchor-type="paragraph" draw:z-index="312" draw:name="Shape3_3" draw:style-name="Mgr12" draw:text-style-name="MP26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13" draw:name="Shape4_4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14">N</text:span>ombres entiers et décimaux : numération</text:p></draw:text-box></draw:frame></text:p>
      </style:footer>
      <style:footer-left>
        <text:p text:style-name="MP2"><draw:g text:anchor-type="paragraph" draw:z-index="314" draw:name="Shape4_8" draw:style-name="Mgr1"><draw:path draw:style-name="Mgr7" draw:text-style-name="MP37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16" draw:name="Shape4_78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15" draw:name="Shape4_11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92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83"><draw:line text:anchor-type="paragraph" draw:z-index="318" draw:name="Shape3_15" draw:style-name="Mgr11" draw:text-style-name="MP26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83"><draw:line text:anchor-type="paragraph" draw:z-index="319" draw:name="Shape3_19" draw:style-name="Mgr11" draw:text-style-name="MP26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20" draw:name="Shape4_15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9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22" draw:name="Shape4_1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23" draw:name="Shape4_106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1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24" draw:name="Shape4_1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26" draw:name="Shape4_1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6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83"><draw:line text:anchor-type="paragraph" draw:z-index="327" draw:name="Shape3_22" draw:style-name="Mgr13" draw:text-style-name="MP26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83"><draw:line text:anchor-type="paragraph" draw:z-index="328" draw:name="Shape3_37" draw:style-name="Mgr11" draw:text-style-name="MP26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9" draw:name="Shape4_9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9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25" draw:name="Shape4_1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99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24" draw:name="Shape4_6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25" draw:name="Shape4_7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7">Calculer : </text:span><text:span text:style-name="MT127">Priorités opératoires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27">Priorités opératoires</text:span><text:span text:style-name="MT9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2" draw:name="Shape4_67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99">calculer</text:span><text:span text:style-name="MT100"> : </text:span><text:span text:style-name="MT128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text:span text:style-name="MT99">calculer</text:span><text:span text:style-name="MT100"> : </text:span><text:span text:style-name="MT128">priorités opératoires</text:span></text:p></draw:text-box></draw:frame><draw:g text:anchor-type="paragraph" draw:z-index="233" draw:name="Shape4_69" draw:style-name="Mgr1"><draw:path draw:style-name="Mgr7" draw:text-style-name="MP3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79"><text:tab/>Proportionnalité et pourcentage</text:span><text:span text:style-name="MT80"> </text:span>: <text:span text:style-name="MT79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draw:g text:anchor-type="paragraph" draw:z-index="203" draw:name="Shape4_73" draw:style-name="Mgr1"><draw:path draw:style-name="Mgr8" draw:text-style-name="MP55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4" draw:name="Shape4_88" draw:style-name="Mgr1"><draw:path draw:style-name="Mgr8" draw:text-style-name="MP3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>
      <style:header-left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50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Proportionnalité et pourcentages : proportionalité</text:p></draw:text-box></draw:frame><draw:g text:anchor-type="paragraph" draw:z-index="206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: </text:p></draw:text-box></draw:frame><draw:g text:anchor-type="paragraph" draw:z-index="207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09" draw:name="Shape4_7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08" draw:name="Shape4_10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0" draw:name="Shape3_4" draw:style-name="Mgr9" draw:text-style-name="MP26" svg:x1="12.104cm" svg:y1="0.392cm" svg:x2="20.497cm" svg:y2="0.36cm"><text:p/></draw:line><text:span text:style-name="MT74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11" draw:name="Shape3_18" draw:style-name="Mgr9" draw:text-style-name="MP26" svg:x1="12.104cm" svg:y1="0.392cm" svg:x2="20.497cm" svg:y2="0.36cm"><text:p/></draw:line><text:span text:style-name="MT74">Périmètre</text:span> : <text:span text:style-name="MT130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12" draw:name="Shape4_103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2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2">Conversions d’unités : longueurs</text:span></text:p>
      </style:header>
      <style:header-left>
        <text:p text:style-name="_5f_Header_20_N_20_page_20_impaire_20__28_D_29_"><text:s/><text:span text:style-name="MT5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longueurs</text:span><text:span text:style-name="MT45"> </text:span></text:p></draw:text-box></draw:frame><draw:g text:anchor-type="paragraph" draw:z-index="171" draw:name="Shape4_8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172" draw:name="Shape4_124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25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Conversions d’unités : longueurs</text:p></draw:text-box></draw:frame><draw:g text:anchor-type="paragraph" draw:z-index="175" draw:name="Shape4_127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3" draw:name="Shape4_133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Conversions d’unités : longueurs</text:p></draw:text-box></draw:frame><draw:g text:anchor-type="paragraph" draw:z-index="170" draw:name="Shape4_177" draw:style-name="Mgr1"><draw:path draw:style-name="Mgr7" draw:text-style-name="MP3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9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9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4" draw:name="Shape4_145" draw:style-name="Mgr1"><draw:path draw:style-name="Mgr7" draw:text-style-name="MP37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9">Conversions d’unités : </text:span><text:span text:style-name="MT132">Volume</text:span><text:span text:style-name="MT45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75" draw:name="Shape4_162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73" draw:name="Shape4_163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70" draw:name="Shape4_164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4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4" draw:name="Shape4_165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33">Aires</text:span><text:span text:style-name="MT72"> <text:s/>: </text:span><text:span text:style-name="MT133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2"><text:span text:style-name="MT104">Géométrie plane</text:span> : <text:span text:style-name="MT134">D</text:span><text:span text:style-name="MT104">roites, </text:span><text:span text:style-name="MT135">demi-droites </text:span><text:span text:style-name="MT136">&amp; </text:span><text:span text:style-name="MT135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6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">Géométrie plane : </text:span><text:span text:style-name="MT2">droites, </text:span><text:span text:style-name="MT137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7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droites, </text:span><text:span text:style-name="MT13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78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79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8">Volumes : </text:span><text:span text:style-name="MT139">Calculs et conversions</text:span></text:p>
      </style:header>
      <style:header-left>
        <text:p text:style-name="_5f_Header_20_M_20_page_20_paire_20__28_G_29_"><text:span text:style-name="MT138">Volumes : </text:span><text:span text:style-name="MT139">Calculs et conversions</text:span></text:p>
      </style:header-left>
      <style:footer>
        <text:list xml:id="list3349425257" text:style-name="_5f_Numérotation_20_des_20_exercices">
          <text:list-item>
            <text:list>
              <text:list-item>
                <text:p text:style-name="MP94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/><text:span text:style-name="MT140">Volumes : </text:span><text:span text:style-name="MT141">Calculs et conversions</text:span> </text:p></draw:text-box></draw:frame><draw:g text:anchor-type="paragraph" draw:z-index="82" draw:name="Shape4_174" draw:style-name="Mgr1"><draw:path draw:style-name="Mgr6" draw:text-style-name="MP3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85735122394314" text:continue-numbering="true" text:style-name="_5f_Numérotation_20_des_20_exercices">
          <text:list-item>
            <text:list>
              <text:list-item>
                <text:p text:style-name="MP94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/><text:span text:style-name="MT140">Volumes : </text:span><text:span text:style-name="MT141">Calculs et conversions</text:span> </text:p></draw:text-box></draw:frame><draw:g text:anchor-type="paragraph" draw:z-index="81" draw:name="Shape4_175" draw:style-name="Mgr1"><draw:path draw:style-name="Mgr6" draw:text-style-name="MP3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96"><draw:path text:anchor-type="paragraph" draw:z-index="88" draw:name="Shape5_3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89" draw:name="Shape6_3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<draw:line text:anchor-type="paragraph" draw:z-index="90" draw:name="Shape7_6" draw:style-name="Mgr9" draw:text-style-name="MP26" svg:x1="9.042cm" svg:y1="0.36cm" svg:x2="20.461cm" svg:y2="0.36cm"><text:p/></draw:line>T<text:span text:style-name="MT142">itre de la série</text:span></text:p>
      </style:header>
      <style:header-left>
        <text:p text:style-name="MP96"><draw:path text:anchor-type="paragraph" draw:z-index="83" draw:name="Shape5_4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84" draw:name="Shape6_4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<draw:line text:anchor-type="paragraph" draw:z-index="85" draw:name="Shape7_3" draw:style-name="Mgr9" draw:text-style-name="MP26" svg:x1="9.042cm" svg:y1="0.36cm" svg:x2="20.461cm" svg:y2="0.36cm"><text:p/></draw:line>T<text:span text:style-name="MT142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0" draw:name="Shape8_4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43">Angles</text:span> • <text:span text:style-name="MT14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98"><text:span text:style-name="MT4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7" draw:name="Shape4_173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92" draw:name="Shape4_17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93" draw:name="Shape4_171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86" draw:name="Shape4_17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97" draw:name="Shape4_16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94" draw:name="Shape4_167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91" draw:name="Shape4_168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100"><text:span text:style-name="MT74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6" draw:name="Shape4_169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1111111121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100" draw:name="Shape4_181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98" draw:name="Shape4_182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95" draw:name="Shape4_183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02"><text:span text:style-name="MT4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1" draw:name="Shape4_178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96"><draw:line text:anchor-type="paragraph" draw:z-index="106" draw:name="Shape7_8" draw:style-name="Mgr9" draw:text-style-name="MP26" svg:x1="9.042cm" svg:y1="0.36cm" svg:x2="20.461cm" svg:y2="0.36cm"><text:p/></draw:line><draw:path text:anchor-type="paragraph" draw:z-index="107" draw:name="Shape5_1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108" draw:name="Shape6_2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T<text:span text:style-name="MT142">itre de la série</text:span></text:p>
      </style:header>
      <style:header-left>
        <text:p text:style-name="MP96"><draw:line text:anchor-type="paragraph" draw:z-index="102" draw:name="Shape7_9" draw:style-name="Mgr9" draw:text-style-name="MP26" svg:x1="9.042cm" svg:y1="0.36cm" svg:x2="20.461cm" svg:y2="0.36cm"><text:p/></draw:line><draw:path text:anchor-type="paragraph" draw:z-index="103" draw:name="Shape5_2" draw:style-name="Mgr14" draw:text-style-name="MP97" svg:width="4.329cm" svg:height="2.24cm" svg:x="-1.499cm" svg:y="-1cm" svg:viewBox="0 0 4330 2241" svg:d="M0 2241l3984-288c209-15 363-168 345-342l-170-1611h-4159z"><text:p/></draw:path><draw:frame text:anchor-type="paragraph" draw:z-index="104" draw:name="Shape6_5" draw:style-name="Mgr4" draw:text-style-name="MP27" svg:width="2.703cm" svg:height="0.715cm" draw:transform="rotate (0.0872664625997165) translate (-0.172861111111111cm 0.218722222222222cm)"><draw:text-box><text:p text:style-name="MP26"><text:span text:style-name="MT36">Série 1</text:span></text:p></draw:text-box></draw:frame>T<text:span text:style-name="MT142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99" draw:name="Shape8_5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43">Angles</text:span> • <text:span text:style-name="MT14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104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5" draw:name="Shape4_179" draw:style-name="Mgr1"><draw:path draw:style-name="Mgr6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/><text:span text:style-name="MT14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05"><draw:line text:anchor-type="paragraph" draw:z-index="342" draw:name="Shape3_33" draw:style-name="Mgr3" draw:text-style-name="MP26" svg:x1="15.12cm" svg:y1="0.36cm" svg:x2="20.496cm" svg:y2="0.36cm"><text:p/></draw:line><text:s/><text:span text:style-name="MT145">Angles</text:span> : <text:span text:style-name="MT146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147">Angles</text:span><text:span text:style-name="MT45"> : </text:span><text:span text:style-name="MT14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0" draw:name="Shape3_7" draw:style-name="Mgr3" draw:text-style-name="MP26" svg:x1="15.12cm" svg:y1="0.36cm" svg:x2="20.496cm" svg:y2="0.36cm"><text:p/></draw:line><text:s/><text:span text:style-name="MT148">Angles : </text:span>Angles : <text:span text:style-name="MT146">Comprendre la notion d’angle</text:span></text:p>
      </style:header>
      <style:header-left>
        <text:p text:style-name="MP106"><draw:line text:anchor-type="paragraph" draw:z-index="11" draw:name="Shape3_29" draw:style-name="Mgr3" draw:text-style-name="MP26" svg:x1="15.12cm" svg:y1="0.36cm" svg:x2="20.496cm" svg:y2="0.36cm"><text:p/></draw:line>Angles : <text:span text:style-name="MT14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49">Angles : </text:span><text:span text:style-name="MT15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41" draw:name="Shape4_184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40" draw:name="Shape4_186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3" draw:name="Shape3_35" draw:style-name="Mgr3" draw:text-style-name="MP26" svg:x1="11.344cm" svg:y1="0.358cm" svg:x2="20.497cm" svg:y2="0.36cm"><text:p/></draw:line><text:span text:style-name="MT153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_5f_Header_20_G_20_page_20_paire_20__28_G_29_"><draw:line text:anchor-type="paragraph" draw:z-index="338" draw:name="Shape3_30" draw:style-name="Mgr3" draw:text-style-name="MP26" svg:x1="11.435cm" svg:y1="0.388cm" svg:x2="20.496cm" svg:y2="0.36cm"><text:p/></draw:line><text:span text:style-name="MT154">Angles</text:span> : <text:span text:style-name="MT154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39" draw:name="Shape4_176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155">Angles </text:span><text:span text:style-name="MT45">: </text:span><text:span text:style-name="MT15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6" draw:name="Shape3_31" draw:style-name="Mgr3" draw:text-style-name="MP2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5" draw:name="Shape3_32" draw:style-name="Mgr3" draw:text-style-name="MP2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333" draw:name="Shape4_180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334" draw:name="Shape4_188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8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1" draw:name="Shape3_34" draw:style-name="Mgr3" draw:text-style-name="MP26" svg:x1="15.448cm" svg:y1="0.365cm" svg:x2="20.496cm" svg:y2="0.36cm"><text:p/></draw:line><text:span text:style-name="MT157">Angles</text:span><text:span text:style-name="MT158"> : </text:span><text:span text:style-name="MT159">Calculer des mesures d’angle</text:span></text:p>
      </style:header>
      <style:header-left>
        <text:p text:style-name="_5f_Header_20_G_20_page_20_paire_20__28_G_29_"><draw:line text:anchor-type="paragraph" draw:z-index="332" draw:name="Shape3_36" draw:style-name="Mgr3" draw:text-style-name="MP26" svg:x1="15.448cm" svg:y1="0.365cm" svg:x2="20.496cm" svg:y2="0.36cm"><text:p/></draw:line><text:span text:style-name="MT157">Angles : </text:span><text:span text:style-name="MT15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5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60">Calculer des </text:span><text:span text:style-name="MT156">Mesure</text:span><text:span text:style-name="MT160">s</text:span><text:span text:style-name="MT15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<text:span text:style-name="MT149">Angles : </text:span><text:span text:style-name="MT16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">R</text:span>epères du plan : Se repérer</text:p>
      </style:header>
      <style:header-left>
        <text:p text:style-name="_5f_Header_20_G_20_page_20_paire_20__28_G_29_"><text:span text:style-name="MT1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Repères du plan : Se repérer</text:p></draw:text-box></draw:frame><draw:g text:anchor-type="paragraph" draw:z-index="109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Repères du plan : se repérer</text:p></draw:text-box></draw:frame><draw:g text:anchor-type="paragraph" draw:z-index="110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56"><text:span text:style-name="MT9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1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2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62">R</text:span><text:span text:style-name="MT163">epères du plan : Se </text:span><text:span text:style-name="MT164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5">Repères du plan : Se </text:span><text:span text:style-name="MT165">déplacer</text:span></text:p></draw:text-box></draw:frame><draw:g text:anchor-type="paragraph" draw:z-index="113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<text:span text:style-name="MT45">Repères du plan : se </text:span><text:span text:style-name="MT165">déplacer</text:span></text:p></draw:text-box></draw:frame><draw:g text:anchor-type="paragraph" draw:z-index="114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56"><text:span text:style-name="MT9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5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6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17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18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04">Géométrie plane</text:span> : <text:span text:style-name="MT104">Points, droites </text:span><text:span text:style-name="MT166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9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Géométrie plane : points, droites <text:span text:style-name="MT167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0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Géométrie plane : points, droites <text:span text:style-name="MT16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18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21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solides : Vocabulaire, NatuRE</text:p></draw:text-box></draw:frame><draw:g text:anchor-type="paragraph" draw:z-index="122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04">Géométrie plane</text:span> : <text:span text:style-name="MT168">Milieu, alignement, </text:span><text:span text:style-name="MT16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3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4">Géométrie plane : </text:span><text:span text:style-name="MT170">milieu, Alignement, </text:span><text:span text:style-name="MT171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4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170">milieu, alignement, </text:span><text:span text:style-name="MT17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25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26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04">Géométrie plane</text:span> : <text:span text:style-name="MT10">P</text:span><text:span text:style-name="MT105">arallèles, perpendiculaires,<text:line-break/> </text:span><text:span text:style-name="MT12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27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4">Géométrie plane : </text:span><text:span text:style-name="MT3">Parallèles, perpendiculaires, </text:span><text:span text:style-name="MT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draw:g text:anchor-type="paragraph" draw:z-index="128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113"><text:span text:style-name="MT172">Géométrie plane</text:span><text:span text:style-name="MT173"> : </text:span><text:span text:style-name="MT174">Vocabulaire</text:span></text:p>
      </style:header>
      <style:header-left>
        <text:p text:style-name="MP113"><text:span text:style-name="MT172">Géométrie plane</text:span><text:span text:style-name="MT173"> : </text:span><text:span text:style-name="MT17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29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30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04">Géométrie plane, </text:span><text:span text:style-name="MT176">partie 1</text:span> : <text:span text:style-name="MT177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3"><text:span text:style-name="MT14">Géométrie plane, </text:span><text:span text:style-name="MT178">partie 1</text:span><text:span text:style-name="MT14"> : </text:span><text:span text:style-name="MT179">coder</text:span></text:p></draw:text-box></draw:frame><draw:g text:anchor-type="paragraph" draw:z-index="131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">Géométrie plane, </text:span><text:span text:style-name="MT178">partie 1</text:span><text:span text:style-name="MT2"> : </text:span><text:span text:style-name="MT179">coder</text:span></text:p></draw:text-box></draw:frame><draw:g text:anchor-type="paragraph" draw:z-index="132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113"><text:span text:style-name="MT172">Géométrie plane</text:span><text:span text:style-name="MT173"> : </text:span><text:span text:style-name="MT17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33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2">Géométrie plane : </text:span><text:span text:style-name="MT175">vocabulaire</text:span></text:p></draw:text-box></draw:frame><draw:g text:anchor-type="paragraph" draw:z-index="134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04">Géométrie plane, </text:span><text:span text:style-name="MT176">partie 1</text:span> : <text:span text:style-name="MT180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3"><text:span text:style-name="MT14">Géométrie plane, </text:span><text:span text:style-name="MT178">partie 1</text:span><text:span text:style-name="MT14"> : </text:span><text:span text:style-name="MT181">assembler et décomposer</text:span></text:p></draw:text-box></draw:frame><draw:g text:anchor-type="paragraph" draw:z-index="138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5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, </text:span><text:span text:style-name="MT178">partie 1</text:span><text:span text:style-name="MT2"> : </text:span><text:span text:style-name="MT181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114"><draw:line text:anchor-type="paragraph" draw:z-index="263" draw:name="Shape3_39" draw:style-name="Mgr11" draw:text-style-name="MP26" svg:x1="10.308cm" svg:y1="0.388cm" svg:x2="20.496cm" svg:y2="0.36cm"><text:p/></draw:line><draw:path text:anchor-type="paragraph" draw:z-index="264" draw:name="Shape1_12" draw:style-name="Mgr10" draw:text-style-name="MP67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5" draw:name="Shape4_258" draw:style-name="Mgr1"><draw:path draw:style-name="Mgr7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 : additionner et soustraire</text:span><text:span text:style-name="MT45"> </text:span></text:p></draw:text-box></draw:frame><draw:g text:anchor-type="paragraph" draw:z-index="237" draw:name="Shape4_85" draw:style-name="Mgr1"><draw:path draw:style-name="Mgr7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6"><text:span text:style-name="MT44">Calculer</text:span><text:span text:style-name="MT45"> : </text:span><text:span text:style-name="MT44">additionner et soustraire</text:span></text:p></draw:text-box></draw:frame><draw:g text:anchor-type="paragraph" draw:z-index="234" draw:name="Shape4_260" draw:style-name="Mgr1"><draw:path draw:style-name="Mgr7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7" draw:style-name="Mgr1"><draw:path draw:style-name="Mgr8" draw:text-style-name="MP3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1" draw:style-name="Mgr15" draw:text-style-name="MP26" svg:x1="10.893cm" svg:y1="0.403cm" svg:x2="20.503cm" svg:y2="0.327cm"><text:p/></draw:line><draw:path text:anchor-type="char" draw:z-index="13" draw:name="Shape1_2" draw:style-name="Mgr16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6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5" draw:text-style-name="MP2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14" draw:name="Shape4_56" draw:style-name="Mgr1"><draw:path draw:style-name="Mgr17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9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Résoudre des problèmes</text:p></draw:text-box></draw:frame><draw:g text:anchor-type="paragraph" draw:z-index="17" draw:name="Shape4_264" draw:style-name="Mgr1"><draw:path draw:style-name="Mgr17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4H6M20S</meta:editing-duration>
    <meta:editing-cycles>295</meta:editing-cycles>
    <meta:generator>LibreOffice/7.1.1.2$Windows_X86_64 LibreOffice_project/fe0b08f4af1bacafe4c7ecc87ce55bb426164676</meta:generator>
    <dc:date>2021-07-20T08:57:31.900000000</dc:date>
    <meta:document-statistic meta:table-count="0" meta:image-count="0" meta:object-count="0" meta:page-count="1" meta:paragraph-count="765" meta:word-count="2788" meta:character-count="18675" meta:non-whitespace-character-count="16271"/>
    <meta:template xlink:type="simple" xlink:actuate="onRequest" xlink:title="lycee_v3" xlink:href="../../fichiers%20définitifs/Modele_cahier.ott" meta:date="2021-07-09T13:45:32.011278978"/>
  </office:meta>
</office:document-meta>
</file>